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2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ba2121"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ff"/>
    </style:style>
    <style:style style:name="T13" style:family="text">
      <style:text-properties fo:color="#008000"/>
    </style:style>
    <style:style style:name="T14" style:family="text">
      <style:text-properties fo:color="#666666"/>
    </style:style>
    <style:style style:name="T15" style:family="text">
      <style:text-properties fo:color="#b00040"/>
    </style:style>
    <style:style style:name="T16" style:family="text">
      <style:text-properties fo:color="#408080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8000" fo:font-size="15pt" style:font-size-asian="15pt" style:font-size-complex="15pt"/>
    </style:style>
    <style:style style:name="T19" style:family="text">
      <style:text-properties fo:color="#666666" fo:font-size="15pt" style:font-size-asian="15pt" style:font-size-complex="15pt"/>
    </style:style>
    <style:style style:name="T20" style:family="text">
      <style:text-properties fo:color="#ba2121" fo:font-size="15pt" style:font-size-asian="15pt" style:font-size-complex="15pt"/>
    </style:style>
    <style:style style:name="T21" style:family="text">
      <style:text-properties fo:color="#408080" fo:font-size="15pt" style:font-size-asian="15pt" style:font-size-complex="15pt"/>
    </style:style>
    <style:style style:name="T22" style:family="text">
      <style:text-properties fo:color="#b00040" fo:font-size="15pt" style:font-size-asian="15pt" style:font-size-complex="15pt"/>
    </style:style>
    <style:style style:name="T23" style:family="text">
      <style:text-properties fo:color="#ba2121"/>
    </style:style>
    <style:style style:name="T24" style:family="text">
      <style:text-properties fo:color="#008000" fo:font-size="18pt"/>
    </style:style>
    <style:style style:name="T25" style:family="text">
      <style:text-properties fo:color="#000000" fo:font-size="18pt"/>
    </style:style>
    <style:style style:name="T26" style:family="text">
      <style:text-properties fo:color="#ba2121" fo:font-size="18pt"/>
    </style:style>
    <style:style style:name="T27" style:family="text">
      <style:text-properties fo:color="#666666" fo:font-size="18pt"/>
    </style:style>
    <style:style style:name="T28" style:family="text">
      <style:text-properties fo:color="#aa22ff"/>
    </style:style>
    <style:style style:name="T29" style:family="text">
      <style:text-properties fo:color="#008000" fo:font-size="14pt" style:font-size-asian="14pt" style:font-size-complex="14pt"/>
    </style:style>
    <style:style style:name="T30" style:family="text">
      <style:text-properties fo:color="#000000" fo:font-size="14pt" style:font-size-asian="14pt" style:font-size-complex="14pt"/>
    </style:style>
    <style:style style:name="T31" style:family="text">
      <style:text-properties fo:color="#ba2121" fo:font-size="14pt" style:font-size-asian="14pt" style:font-size-complex="14pt"/>
    </style:style>
    <style:style style:name="T32" style:family="text">
      <style:text-properties fo:color="#666666" fo:font-size="14pt" style:font-size-asian="14pt" style:font-size-complex="14pt"/>
    </style:style>
    <style:style style:name="T33" style:family="text">
      <style:text-properties fo:color="#0000ff" fo:font-size="18pt"/>
    </style:style>
    <style:style style:name="T34" style:family="text">
      <style:text-properties fo:color="#408080" fo:font-size="18pt"/>
    </style:style>
    <style:style style:name="T35" style:family="text">
      <style:text-properties fo:color="#b00040" fo:font-size="1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666666" fo:font-size="12pt" style:font-size-asian="12pt" style:font-size-complex="12pt"/>
    </style:style>
    <style:style style:name="T39" style:family="text">
      <style:text-properties fo:color="#ba2121" fo:font-size="12pt" style:font-size-asian="12pt" style:font-size-complex="12pt"/>
    </style:style>
    <style:style style:name="T40" style:family="text">
      <style:text-properties fo:color="#408080" fo:font-size="12pt" style:font-size-asian="12pt" style:font-size-complex="12pt"/>
    </style:style>
    <style:style style:name="T41" style:family="text">
      <style:text-properties fo:color="#000000" fo:font-size="13pt" style:font-size-asian="13pt" style:font-size-complex="13pt"/>
    </style:style>
    <style:style style:name="T42" style:family="text">
      <style:text-properties fo:color="#008000" fo:font-size="13pt" style:font-size-asian="13pt" style:font-size-complex="13pt"/>
    </style:style>
    <style:style style:name="T43" style:family="text">
      <style:text-properties fo:color="#666666" fo:font-size="13pt" style:font-size-asian="13pt" style:font-size-complex="13pt"/>
    </style:style>
    <style:style style:name="T44" style:family="text">
      <style:text-properties fo:color="#ba2121" fo:font-size="13pt" style:font-size-asian="13pt" style:font-size-complex="13pt"/>
    </style:style>
    <style:style style:name="T45" style:family="text">
      <style:text-properties fo:color="#408080" fo:font-weight="bold" style:font-weight-asian="bold" style:font-weight-complex="bold"/>
    </style:style>
    <style:style style:name="T46" style:family="text">
      <style:text-properties fo:color="#000000" fo:font-weight="bold" style:font-weight-asian="bold" style:font-weight-complex="bold"/>
    </style:style>
    <style:style style:name="T47" style:family="text">
      <style:text-properties fo:color="#008000" fo:font-weight="bold" style:font-weight-asian="bold" style:font-weight-complex="bold"/>
    </style:style>
    <style:style style:name="T48" style:family="text">
      <style:text-properties fo:color="#0000ff" fo:font-weight="bold" style:font-weight-asian="bold" style:font-weight-complex="bold"/>
    </style:style>
    <style:style style:name="T49" style:family="text">
      <style:text-properties fo:color="#666666" fo:font-weight="bold" style:font-weight-asian="bold" style:font-weight-complex="bold"/>
    </style:style>
    <style:style style:name="T50" style:family="text">
      <style:text-properties fo:color="#b00040" fo:font-weight="bold" style:font-weight-asian="bold" style:font-weight-complex="bold"/>
    </style:style>
    <style:style style:name="T51" style:family="text">
      <style:text-properties fo:color="#0000ff" fo:font-size="12pt" style:font-size-asian="12pt" style:font-size-complex="12pt"/>
    </style:style>
    <style:style style:name="T52" style:family="text">
      <style:text-properties fo:color="#aa22ff" fo:font-size="12pt" style:font-size-asian="12pt" style:font-size-complex="12pt"/>
    </style:style>
    <style:style style:name="T53" style:family="text">
      <style:text-properties fo:color="#008000" fo:font-size="12pt" style:font-size-asian="12pt" style:font-size-complex="12pt"/>
    </style:style>
    <style:style style:name="T54" style:family="text">
      <style:text-properties fo:color="#4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Aula 02</text:span></text:p>
            <text:p><text:span text:style-name="T2">Projeto Robô</text:span></text:p>
            <text:p><text:span text:style-name="T2">Projeto Calculadora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rie um novo projeto:</text:p>
                <text:list>
                  <text:list-item>
                    <text:p>create-react-app robo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4" draw:layer="layout" svg:width="5.425cm" svg:height="4.079cm" svg:x="2.44cm" svg:y="8.883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ain, crie os seguintes arquivos:</text:p>
                <text:list>
                  <text:list-item>
                    <text:p>Robo.jsx</text:p>
                  </text:list-item>
                  <text:list-item>
                    <text:p>Robo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5" draw:layer="layout" svg:width="19.096cm" svg:height="8.402cm" svg:x="2.837cm" svg:y="5.599cm">
          <draw:text-box>
            <text:p><text:span text:style-name="T5">import</text:span><text:span text:style-name="T6"> React,{Component} from </text:span><text:span text:style-name="T7">'react'</text:span></text:p>
            <text:p><text:span text:style-name="T5">import</text:span><text:span text:style-name="T6"> </text:span><text:span text:style-name="T7">'./Robo.cs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Robo </text:span><text:span text:style-name="T5">extends</text:span><text:span text:style-name="T6"> Component{</text:span></text:p>
            <text:p><text:span text:style-name="T6"/></text:p>
            <text:p><text:span text:style-name="T6"><text:s text:c="4"/></text:span><text:span text:style-name="T6">render(){</text:span></text:p>
            <text:p><text:span text:style-name="T6"><text:s text:c="8"/></text:span><text:span text:style-name="T5">return</text:span><text:span text:style-name="T6">(</text:span></text:p>
            <text:p><text:span text:style-name="T6"><text:s text:c="12"/></text:span><text:span text:style-name="T8">&lt;</text:span><text:span text:style-name="T6">div className</text:span><text:span text:style-name="T8">=</text:span><text:span text:style-name="T7">'</text:span><text:span text:style-name="T9">robo</text:span><text:span text:style-name="T7">'</text:span><text:span text:style-name="T8">&gt;</text:span></text:p>
            <text:p><text:span text:style-name="T6"><text:s text:c="16"/></text:span></text:p>
            <text:p><text:span text:style-name="T6"><text:s text:c="12"/></text:span><text:span text:style-name="T8">&lt;</text:span><text:span text:style-name="T6">/div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draw:style-name="gr4" draw:text-style-name="P6" draw:layer="layout" svg:width="9.769cm" svg:height="3.095cm" svg:x="14.456cm" svg:y="10.929cm">
          <draw:text-box>
            <text:p><text:span text:style-name="T10">Essa é a classe CCS que iremos</text:span></text:p>
            <text:p><text:span text:style-name="T10">criar no próximo slide, como o </text:span></text:p>
            <text:p><text:span text:style-name="T10">nome “.robo”. Aqui, não usamos </text:span></text:p>
            <text:p><text:span text:style-name="T10">o ponto “.”</text:span></text:p>
          </draw:text-box>
        </draw:frame>
        <draw:line draw:style-name="gr5" draw:text-style-name="P4" draw:layer="layout" svg:x1="10.353cm" svg:y1="10.929cm" svg:x2="14.111cm" svg:y2="11.772cm">
          <text:p/>
        </draw:line>
        <draw:frame draw:style-name="gr6" draw:text-style-name="P6" draw:layer="layout" svg:width="11.25cm" svg:height="1.673cm" svg:x="14.725cm" svg:y="5.766cm">
          <draw:text-box>
            <text:p><text:span text:style-name="T10">O arquivo que contem a classe CSS a</text:span></text:p>
            <text:p><text:span text:style-name="T10">ser usada por este componente!</text:span></text:p>
          </draw:text-box>
        </draw:frame>
        <draw:line draw:style-name="gr5" draw:text-style-name="P4" draw:layer="layout" svg:x1="8.321cm" svg:y1="6.634cm" svg:x2="14.916cm" svg:y2="6.67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css</text:p>
                <text:list>
                  <text:list-item>
                    <text:p>Praticamente, toda classe que criarmos, terá associada a ela um CSS. O padrão é manter os nomes todos iguais.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21.09cm" svg:height="5.228cm" svg:x="2.646cm" svg:y="9.407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index.css</text:p>
              </text:list-item>
            </text:list>
          </draw:text-box>
        </draw:frame>
        <draw:frame draw:style-name="gr8" draw:text-style-name="P9" draw:layer="layout" svg:width="17.767cm" svg:height="11.423cm" svg:x="0.984cm" svg:y="3.615cm">
          <draw:text-box>
            <text:p><text:span text:style-name="T17">@</text:span><text:span text:style-name="T18">font-face</text:span><text:span text:style-name="T17"> {</text:span></text:p>
            <text:p><text:span text:style-name="T17"><text:s text:c="2"/></text:span><text:span text:style-name="T18">font-family</text:span><text:span text:style-name="T19">:</text:span><text:span text:style-name="T17"> </text:span><text:span text:style-name="T20">'RobotoMono'</text:span><text:span text:style-name="T19">;</text:span><text:span text:style-name="T17"> </text:span><text:span text:style-name="T21">/* nome qualquer */</text:span></text:p>
            <text:p><text:span text:style-name="T17"><text:s text:c="2"/></text:span><text:span text:style-name="T18">src</text:span><text:span text:style-name="T19">:</text:span><text:span text:style-name="T17"> </text:span><text:span text:style-name="T18">url</text:span><text:span text:style-name="T19">(</text:span><text:span text:style-name="T20">'./fonts/RobotoMono-Thin.ttf'</text:span><text:span text:style-name="T19">);</text:span><text:span text:style-name="T17"> </text:span><text:span text:style-name="T21">/* onde está a fonte */</text:span></text:p>
            <text:p><text:span text:style-name="T17">} </text:span><text:span text:style-name="T21">/* https://developer.mozilla.org/pt-BR/docs/Web/CSS/@font-face */</text:span></text:p>
            <text:p><text:span text:style-name="T17"/></text:p>
            <text:p><text:span text:style-name="T19">*</text:span><text:span text:style-name="T17"> {</text:span></text:p>
            <text:p><text:span text:style-name="T17"><text:s text:c="2"/></text:span><text:span text:style-name="T18">font-family</text:span><text:span text:style-name="T17">: </text:span><text:span text:style-name="T20">'RobotoMono'</text:span><text:span text:style-name="T17">, </text:span><text:span text:style-name="T18">monospace</text:span><text:span text:style-name="T17">;</text:span></text:p>
            <text:p><text:span text:style-name="T17">} </text:span><text:span text:style-name="T21">/* define que todas as classes usarão essa fonte */</text:span></text:p>
            <text:p><text:span text:style-name="T17"/></text:p>
            <text:p><text:span text:style-name="T18">body</text:span><text:span text:style-name="T17"> {</text:span></text:p>
            <text:p><text:span text:style-name="T17"><text:s text:c="2"/></text:span><text:span text:style-name="T18">display</text:span><text:span text:style-name="T17">: </text:span><text:span text:style-name="T18">flex</text:span><text:span text:style-name="T17">; </text:span><text:span text:style-name="T21">/* https://www.w3schools.com/css/css3_flexbox.asp */</text:span></text:p>
            <text:p><text:span text:style-name="T17"><text:s text:c="2"/></text:span><text:span text:style-name="T18">height</text:span><text:span text:style-name="T17">: </text:span><text:span text:style-name="T19">100</text:span><text:span text:style-name="T22">vh</text:span><text:span text:style-name="T17">; </text:span><text:span text:style-name="T21">/* vh-&gt; 1/100 da altura do navegador */</text:span></text:p>
            <text:p><text:span text:style-name="T17"><text:s text:c="2"/></text:span><text:span text:style-name="T18">justify-content</text:span><text:span text:style-name="T17">: </text:span><text:span text:style-name="T18">center</text:span><text:span text:style-name="T17">;</text:span></text:p>
            <text:p><text:span text:style-name="T17"><text:s text:c="2"/></text:span><text:span text:style-name="T18">align-items</text:span><text:span text:style-name="T17">: </text:span><text:span text:style-name="T18">center</text:span><text:span text:style-name="T17">;</text:span></text:p>
            <text:p><text:span text:style-name="T17"><text:s text:c="2"/></text:span><text:span text:style-name="T18">text-align</text:span><text:span text:style-name="T17">: </text:span><text:span text:style-name="T18">center</text:span><text:span text:style-name="T17">;</text:span></text:p>
            <text:p><text:span text:style-name="T17"/></text:p>
            <text:p><text:span text:style-name="T17"><text:s text:c="2"/></text:span><text:span text:style-name="T18">color</text:span><text:span text:style-name="T17">: </text:span><text:span text:style-name="T19">#fff</text:span><text:span text:style-name="T17">;</text:span></text:p>
            <text:p><text:span text:style-name="T17"><text:s text:c="2"/></text:span><text:span text:style-name="T18">background-color</text:span><text:span text:style-name="T17">: </text:span><text:span text:style-name="T19">#c0c0c0</text:span><text:span text:style-name="T17">;</text:span></text:p>
            <text:p><text:span text:style-name="T17">}</text:span></text:p>
          </draw:text-box>
        </draw:frame>
        <draw:frame draw:style-name="gr9" draw:text-style-name="P6" draw:layer="layout" svg:width="12.427cm" svg:height="2.384cm" svg:x="14.457cm" svg:y="11.83cm">
          <draw:text-box>
            <text:p><text:span text:style-name="T10">Também devemos alterar o CSS de index,</text:span></text:p>
            <text:p><text:span text:style-name="T10">modificando assim o estilo de TODAS as </text:span></text:p>
            <text:p><text:span text:style-name="T10">páginas d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7" draw:layer="layout" svg:width="16.757cm" svg:height="8.072cm" svg:x="2.416cm" svg:y="5.522cm">
          <draw:text-box>
            <text:p><text:span text:style-name="T13">import</text:span><text:span text:style-name="T11"> Robo from </text:span><text:span text:style-name="T23">'./main/Robo'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3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Robô Simples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Robo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<text:s text:c="4"/></text:span></text:p>
            <text:p><text:span text:style-name="T11"><text:s text:c="4"/></text:span><text:span text:style-name="T11">,</text:span><text:span text:style-name="T13">document</text:span><text:span text:style-name="T11">.getElementById(</text:span><text:span text:style-name="T23">'root'</text:span><text:span text:style-name="T11">)</text:span></text:p>
            <text:p><text:span text:style-name="T11">);</text:span></text:p>
          </draw:text-box>
        </draw:frame>
        <draw:frame draw:style-name="gr11" draw:text-style-name="P6" draw:layer="layout" svg:width="13.079cm" svg:height="1.673cm" svg:x="14.458cm" svg:y="11.83cm">
          <draw:text-box>
            <text:p><text:span text:style-name="T10">Em index.js, apenas iremos chamar a classe</text:span></text:p>
            <text:p><text:span text:style-name="T10">Robo, considerada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2</text:span></text:p>
            <text:p>Os Botões de Contro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botões servirão para manipular o robô no plano (x,y)</text:p>
              </text:list-item>
              <text:list-item>
                <text:p>Na pasta components, crie o arquivos:</text:p>
                <text:list>
                  <text:list-item>
                    <text:p>Button.jsx</text:p>
                  </text:list-item>
                  <text:list-item>
                    <text:p>Button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10" draw:text-style-name="P10" draw:layer="layout" svg:width="17.524cm" svg:height="8.072cm" svg:x="2.262cm" svg:y="5.713cm">
          <draw:text-box>
            <text:p><text:span text:style-name="T24">import</text:span><text:span text:style-name="T25"> React from </text:span><text:span text:style-name="T26">'react'</text:span></text:p>
            <text:p><text:span text:style-name="T24">import</text:span><text:span text:style-name="T25"> </text:span><text:span text:style-name="T26">'./Button.css'</text:span></text:p>
            <text:p><text:span text:style-name="T25"/></text:p>
            <text:p><text:span text:style-name="T24">export</text:span><text:span text:style-name="T25"> </text:span><text:span text:style-name="T24">default</text:span><text:span text:style-name="T25"> props=&gt;{</text:span></text:p>
            <text:p><text:span text:style-name="T25"/></text:p>
            <text:p><text:span text:style-name="T25"><text:s text:c="4"/></text:span><text:span text:style-name="T24">return</text:span><text:span text:style-name="T25">(</text:span></text:p>
            <text:p><text:span text:style-name="T25"><text:s text:c="8"/></text:span><text:span text:style-name="T27">&lt;</text:span><text:span text:style-name="T25">button className</text:span><text:span text:style-name="T27">=</text:span><text:span text:style-name="T25">{button}</text:span><text:span text:style-name="T27">&gt;</text:span></text:p>
            <text:p><text:span text:style-name="T25"><text:s text:c="12"/></text:span><text:span text:style-name="T25">{props.label}</text:span></text:p>
            <text:p><text:span text:style-name="T25"><text:s text:c="8"/></text:span><text:span text:style-name="T27">&lt;</text:span><text:span text:style-name="T25">/button&gt;</text:span></text:p>
            <text:p><text:span text:style-name="T25"><text:s text:c="4"/></text:span><text:span text:style-name="T25">)</text:span></text:p>
            <text:p><text:span text:style-name="T25">}</text:span></text:p>
          </draw:text-box>
        </draw:frame>
        <draw:frame draw:style-name="gr12" draw:text-style-name="P6" draw:layer="layout" svg:width="10.26cm" svg:height="0.962cm" svg:x="11.967cm" svg:y="6.231cm">
          <draw:text-box>
            <text:p><text:span text:style-name="T10">Mesmo esquema <text:s/>da classe Rob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13" draw:text-style-name="P7" draw:layer="layout" svg:width="14.341cm" svg:height="8.783cm" svg:x="2.645cm" svg:y="5.866cm">
          <draw:text-box>
            <text:p><text:span text:style-name="T16">/* criação de variáveis */</text:span></text:p>
            <text:p><text:span text:style-name="T11">:</text:span><text:span text:style-name="T28">root</text:span><text:span text:style-name="T11"> {</text:span></text:p>
            <text:p><text:span text:style-name="T11"><text:s text:c="4"/></text:span><text:span text:style-name="T11">--bg-button: </text:span><text:span text:style-name="T14">#f0f0f0</text:span><text:span text:style-name="T11">;</text:span></text:p>
            <text:p><text:span text:style-name="T11"><text:s text:c="4"/></text:span><text:span text:style-name="T11">--border-button: </text:span><text:span text:style-name="T13">solid</text:span><text:span text:style-name="T11"> </text:span><text:span text:style-name="T14">1</text:span><text:span text:style-name="T15">px</text:span><text:span text:style-name="T11"> </text:span><text:span text:style-name="T14">#888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 {</text:span></text:p>
            <text:p><text:span text:style-name="T11"><text:s text:c="4"/></text:span><text:span text:style-name="T13">font-size</text:span><text:span text:style-name="T11">: </text:span><text:span text:style-name="T14">1.4</text:span><text:span text:style-name="T15">em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2">var</text:span><text:span text:style-name="T11">(</text:span><text:span text:style-name="T14">--</text:span><text:span text:style-name="T11">bg</text:span><text:span text:style-name="T14">-</text:span><text:span text:style-name="T11">button);</text:span></text:p>
            <text:p><text:span text:style-name="T11"><text:s text:c="4"/></text:span><text:span text:style-name="T13">border</text:span><text:span text:style-name="T11">: 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outline</text:span><text:span text:style-name="T11">: </text:span><text:span text:style-name="T13">none</text:span><text:span text:style-name="T11">;</text:span></text:p>
            <text:p><text:span text:style-name="T11">}</text:span></text:p>
          </draw:text-box>
        </draw:frame>
        <draw:frame draw:style-name="gr14" draw:text-style-name="P6" draw:layer="layout" svg:width="13.397cm" svg:height="2.384cm" svg:x="14.113cm" svg:y="6.346cm">
          <draw:text-box>
            <text:p><text:span text:style-name="T10">Não é necessária a criação de variáveis. No </text:span></text:p>
            <text:p><text:span text:style-name="T10">entanto, é interessante que elas existam, pois</text:span></text:p>
            <text:p><text:span text:style-name="T10">podem ser usadas por outras classes C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  <text:p/>
              </text:list-item>
            </text:list>
          </draw:text-box>
        </draw:frame>
        <draw:frame draw:style-name="gr15" draw:text-style-name="P11" draw:layer="layout" svg:width="17.332cm" svg:height="9.686cm" svg:x="2.724cm" svg:y="5.254cm">
          <draw:text-box>
            <text:p><text:span text:style-name="T29">import</text:span><text:span text:style-name="T30"> React,{Component} from </text:span><text:span text:style-name="T31">'react'</text:span></text:p>
            <text:p><text:span text:style-name="T29">import</text:span><text:span text:style-name="T30"> </text:span><text:span text:style-name="T31">'./Robo.css'</text:span></text:p>
            <text:p><text:span text:style-name="T29">import</text:span><text:span text:style-name="T30"> Button from </text:span><text:span text:style-name="T31">'../components/Button'</text:span></text:p>
            <text:p><text:span text:style-name="T30"/></text:p>
            <text:p><text:span text:style-name="T29">export</text:span><text:span text:style-name="T30"> </text:span><text:span text:style-name="T29">default</text:span><text:span text:style-name="T30"> </text:span><text:span text:style-name="T29">class</text:span><text:span text:style-name="T30"> Robo </text:span><text:span text:style-name="T29">extends</text:span><text:span text:style-name="T30"> Component{</text:span></text:p>
            <text:p><text:span text:style-name="T30"/></text:p>
            <text:p><text:span text:style-name="T30"><text:s text:c="4"/></text:span><text:span text:style-name="T30">render(){</text:span></text:p>
            <text:p><text:span text:style-name="T30"><text:s text:c="8"/></text:span><text:span text:style-name="T29">return</text:span><text:span text:style-name="T30">(</text:span></text:p>
            <text:p><text:span text:style-name="T30"><text:s text:c="12"/></text:span><text:span text:style-name="T32">&lt;</text:span><text:span text:style-name="T30">div className</text:span><text:span text:style-name="T32">=</text:span><text:span text:style-name="T31">'robo'</text:span><text:span text:style-name="T32">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UP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LEFT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RIGHT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DOWN'</text:span><text:span text:style-name="T30"> </text:span><text:span text:style-name="T32">/&gt;</text:span></text:p>
            <text:p><text:span text:style-name="T30"><text:s text:c="12"/></text:span><text:span text:style-name="T32">&lt;</text:span><text:span text:style-name="T30">/div&gt;</text:span></text:p>
            <text:p><text:span text:style-name="T30"><text:s text:c="8"/></text:span><text:span text:style-name="T30">)</text:span></text:p>
            <text:p><text:span text:style-name="T30"><text:s text:c="4"/></text:span><text:span text:style-name="T30">}</text:span></text:p>
            <text:p><text:span text:style-name="T30">}</text:span></text:p>
          </draw:text-box>
        </draw:frame>
        <draw:frame draw:style-name="gr16" draw:text-style-name="P6" draw:layer="layout" svg:width="11.39cm" svg:height="1.673cm" svg:x="12.695cm" svg:y="9.797cm">
          <draw:text-box>
            <text:p><text:span text:style-name="T10">Os botões devem servir para modificar</text:span></text:p>
            <text:p><text:span text:style-name="T10">a posição do robô no plano (x,y)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o.css</text:p>
              </text:list-item>
            </text:list>
          </draw:text-box>
        </draw:frame>
        <draw:frame draw:style-name="gr10" draw:text-style-name="P7" draw:layer="layout" svg:width="21.665cm" svg:height="8.072cm" svg:x="2.684cm" svg:y="5.905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/></text:p>
            <text:p><text:span text:style-name="T11"><text:s text:c="4"/></text:span><text:span text:style-name="T13">display</text:span><text:span text:style-name="T11">: </text:span><text:span text:style-name="T13">grid</text:span><text:span text:style-name="T11">;</text:span></text:p>
            <text:p><text:span text:style-name="T11"><text:s text:c="4"/></text:span><text:span text:style-name="T13">grid-template-columns</text:span><text:span text:style-name="T11">: </text:span><text:span text:style-name="T12">repeat</text:span><text:span text:style-name="T11">(</text:span><text:span text:style-name="T14">2</text:span><text:span text:style-name="T11">,</text:span><text:span text:style-name="T14">50</text:span><text:span text:style-name="T15">%</text:span><text:span text:style-name="T11">);</text:span></text:p>
            <text:p><text:span text:style-name="T11"><text:s text:c="4"/></text:span><text:span text:style-name="T13">grid-template-rows</text:span><text:span text:style-name="T11">: </text:span><text:span text:style-name="T14">1</text:span><text:span text:style-name="T11">fr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;</text:span></text:p>
            <text:p><text:span text:style-name="T11">}</text:span></text:p>
          </draw:text-box>
        </draw:frame>
        <draw:frame draw:style-name="gr17" draw:text-style-name="P6" draw:layer="layout" svg:width="7.359cm" svg:height="2.384cm" svg:x="15.801cm" svg:y="11.024cm">
          <draw:text-box>
            <text:p><text:span text:style-name="T10">A principal modificação é o template em </text:span></text:p>
            <text:p><text:span text:style-name="T10">gri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3</text:span></text:p>
            <text:p>Criando o Display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o Display, iremos dar um feedback visual da posição do robô na grid.</text:p>
              </text:list-item>
              <text:list-item>
                <text:p>Na pasta components, crie o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18" draw:text-style-name="P7" draw:layer="layout" svg:width="20.553cm" svg:height="5.939cm" svg:x="2.876cm" svg:y="5.56cm">
          <draw:text-box>
            <text:p><text:span text:style-name="T13">import</text:span><text:span text:style-name="T11"> React from </text:span><text:span text:style-name="T23">'react'</text:span></text:p>
            <text:p><text:span text:style-name="T13">import</text:span><text:span text:style-name="T11"> </text:span><text:span text:style-name="T23">'./Display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{</text:span></text:p>
            <text:p><text:span text:style-name="T11"><text:s text:c="4"/></text:span><text:span text:style-name="T13">return</text:span><text:span text:style-name="T11">(</text:span></text:p>
            <text:p><text:span text:style-name="T11"><text:s text:c="8"/></text:span><text:span text:style-name="T14">&lt;</text:span><text:span text:style-name="T11">div className</text:span><text:span text:style-name="T14">=</text:span><text:span text:style-name="T23">'display'</text:span><text:span text:style-name="T14">&gt;</text:span><text:span text:style-name="T11">{props.value}</text:span><text:span text:style-name="T14">&lt;</text:span><text:span text:style-name="T11">/div&gt;</text:span></text:p>
            <text:p><text:span text:style-name="T11"><text:s text:c="4"/></text:span><text:span text:style-name="T11">)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9" draw:text-style-name="P10" draw:layer="layout" svg:width="17.255cm" svg:height="10.205cm" svg:x="2.684cm" svg:y="5.33cm">
          <draw:text-box>
            <text:p><text:span text:style-name="T25">.</text:span><text:span text:style-name="T33">display</text:span><text:span text:style-name="T25"> {</text:span></text:p>
            <text:p><text:span text:style-name="T25"><text:s text:c="4"/></text:span><text:span text:style-name="T24">grid-column</text:span><text:span text:style-name="T25">: span </text:span><text:span text:style-name="T27">2</text:span><text:span text:style-name="T25">; </text:span><text:span text:style-name="T34">/* vai ocupar duas colunas*/</text:span></text:p>
            <text:p><text:span text:style-name="T25"><text:s text:c="4"/></text:span><text:span text:style-name="T24">background-color</text:span><text:span text:style-name="T25">: </text:span><text:span text:style-name="T27">#0004</text:span><text:span text:style-name="T25">;</text:span></text:p>
            <text:p><text:span text:style-name="T25"><text:s text:c="4"/></text:span><text:span text:style-name="T24">color</text:span><text:span text:style-name="T25">: </text:span><text:span text:style-name="T24">black</text:span><text:span text:style-name="T25">;</text:span></text:p>
            <text:p><text:span text:style-name="T25"><text:s text:c="4"/></text:span><text:span text:style-name="T24">font-weight</text:span><text:span text:style-name="T25">: </text:span><text:span text:style-name="T24">bold</text:span><text:span text:style-name="T25">;</text:span></text:p>
            <text:p><text:span text:style-name="T25"/></text:p>
            <text:p><text:span text:style-name="T25"><text:s text:c="4"/></text:span><text:span text:style-name="T24">display</text:span><text:span text:style-name="T25">: </text:span><text:span text:style-name="T24">flex</text:span><text:span text:style-name="T25">;</text:span></text:p>
            <text:p><text:span text:style-name="T25"><text:s text:c="4"/></text:span><text:span text:style-name="T24">justify-content</text:span><text:span text:style-name="T25">: </text:span><text:span text:style-name="T24">center</text:span><text:span text:style-name="T25">;</text:span></text:p>
            <text:p><text:span text:style-name="T25"><text:s text:c="4"/></text:span><text:span text:style-name="T24">align-items</text:span><text:span text:style-name="T25">: </text:span><text:span text:style-name="T24">center</text:span><text:span text:style-name="T25">;</text:span></text:p>
            <text:p><text:span text:style-name="T25"><text:s text:c="4"/></text:span><text:span text:style-name="T24">padding</text:span><text:span text:style-name="T25">: </text:span><text:span text:style-name="T27">10</text:span><text:span text:style-name="T35">px</text:span><text:span text:style-name="T25">;</text:span></text:p>
            <text:p><text:span text:style-name="T25"><text:s text:c="4"/></text:span><text:span text:style-name="T24">font-size</text:span><text:span text:style-name="T25">: </text:span><text:span text:style-name="T27">0.5</text:span><text:span text:style-name="T35">em</text:span><text:span text:style-name="T25">;</text:span></text:p>
            <text:p><text:span text:style-name="T25"><text:s text:c="4"/></text:span><text:span text:style-name="T24">overflow</text:span><text:span text:style-name="T25">: </text:span><text:span text:style-name="T24">hidden</text:span><text:span text:style-name="T25">;</text:span></text:p>
            <text:p><text:span text:style-name="T2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4</text:span></text:p>
            <text:p><text:span text:style-name="T36">Lógica do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  <text:list>
                  <text:list-item>
                    <text:p>subclasses de .button</text:p>
                  </text:list-item>
                </text:list>
              </text:list-item>
            </text:list>
          </draw:text-box>
        </draw:frame>
        <draw:frame draw:style-name="gr13" draw:text-style-name="P7" draw:layer="layout" svg:width="13.115cm" svg:height="8.783cm" svg:x="14.034cm" svg:y="5.099cm">
          <draw:text-box>
            <text:p><text:span text:style-name="T11">.</text:span><text:span text:style-name="T12">button</text:span><text:span text:style-name="T11">:</text:span><text:span text:style-name="T28">active</text:span><text:span text:style-name="T11"> {</text:span></text:p>
            <text:p><text:span text:style-name="T11"><text:s text:c="4"/></text:span><text:span text:style-name="T13">background-color</text:span><text:span text:style-name="T11">: </text:span><text:span text:style-name="T14">#ccc</text:span><text:span text:style-name="T11">;</text:span></text:p>
            <text:p><text:span text:style-name="T11">}</text:span></text:p>
            <text:p><text:span text:style-name="T11"/></text:p>
            <text:p><text:span text:style-name="T16">/*remove outline pontilhado no firefox*/</text:span></text:p>
            <text:p><text:span text:style-name="T11">.</text:span><text:span text:style-name="T12">button</text:span><text:span text:style-name="T11">::</text:span><text:span text:style-name="T28">-moz-focus-inner</text:span><text:span text:style-name="T11"> {</text:span></text:p>
            <text:p><text:span text:style-name="T11"><text:s text:c="4"/></text:span><text:span text:style-name="T13">border</text:span><text:span text:style-name="T11">: </text:span><text:span text:style-name="T14">0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.</text:span><text:span text:style-name="T12">double</text:span><text:span text:style-name="T11"> {</text:span></text:p>
            <text:p><text:span text:style-name="T11"><text:s text:c="4"/></text:span><text:span text:style-name="T13">grid-column</text:span><text:span text:style-name="T11">: span </text:span><text:span text:style-name="T14">2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Button.jsx</text:p>
              </text:list-item>
            </text:list>
          </draw:text-box>
        </draw:frame>
        <draw:frame draw:style-name="gr20" draw:text-style-name="P5" draw:layer="layout" svg:width="17.314cm" svg:height="11.17cm" svg:x="1.743cm" svg:y="3.605cm">
          <draw:text-box>
            <text:p><text:span text:style-name="T5">import</text:span><text:span text:style-name="T6"> React from </text:span><text:span text:style-name="T7">'react'</text:span></text:p>
            <text:p><text:span text:style-name="T5">import</text:span><text:span text:style-name="T6"> </text:span><text:span text:style-name="T7">'./Button.cs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props=&gt;{</text:span></text:p>
            <text:p><text:span text:style-name="T6"/></text:p>
            <text:p><text:span text:style-name="T6"><text:s text:c="4"/></text:span><text:span text:style-name="T5">let</text:span><text:span text:style-name="T6"> classes </text:span><text:span text:style-name="T8">=</text:span><text:span text:style-name="T6"> </text:span><text:span text:style-name="T7">'button '</text:span></text:p>
            <text:p><text:span text:style-name="T6"><text:s text:c="4"/></text:span><text:span text:style-name="T6">classes </text:span><text:span text:style-name="T8">+=</text:span><text:span text:style-name="T6"> props.</text:span><text:span text:style-name="T5">double</text:span><text:span text:style-name="T6"> </text:span><text:span text:style-name="T8">?</text:span><text:span text:style-name="T6"> </text:span><text:span text:style-name="T7">'double'</text:span><text:span text:style-name="T6"> </text:span><text:span text:style-name="T8">:</text:span><text:span text:style-name="T6"> </text:span><text:span text:style-name="T7">''</text:span><text:span text:style-name="T6"> </text:span></text:p>
            <text:p><text:span text:style-name="T6"/></text:p>
            <text:p><text:span text:style-name="T6"><text:s text:c="4"/></text:span><text:span text:style-name="T5">return</text:span><text:span text:style-name="T6">(</text:span></text:p>
            <text:p><text:span text:style-name="T6"><text:s text:c="8"/></text:span><text:span text:style-name="T8">&lt;</text:span><text:span text:style-name="T6">button className</text:span><text:span text:style-name="T8">=</text:span><text:span text:style-name="T6">{classes}</text:span></text:p>
            <text:p><text:span text:style-name="T6"><text:s text:c="16"/></text:span><text:span text:style-name="T6">onClick</text:span><text:span text:style-name="T8">=</text:span><text:span text:style-name="T6">{()=&gt;props.click </text:span><text:span text:style-name="T8">&amp;&amp;</text:span><text:span text:style-name="T6"> props.click(props.label)}</text:span><text:span text:style-name="T8">&gt;</text:span></text:p>
            <text:p><text:span text:style-name="T6"><text:s text:c="12"/></text:span><text:span text:style-name="T6">{props.label}</text:span></text:p>
            <text:p><text:span text:style-name="T6"><text:s text:c="8"/></text:span><text:span text:style-name="T8">&lt;</text:span><text:span text:style-name="T6">/button&gt;</text:span></text:p>
            <text:p><text:span text:style-name="T6"><text:s text:c="4"/></text:span><text:span text:style-name="T6">)</text:span></text:p>
            <text:p><text:span text:style-name="T6">}</text:span></text:p>
          </draw:text-box>
        </draw:frame>
        <draw:frame draw:style-name="gr21" draw:text-style-name="P6" draw:layer="layout" svg:width="14.624cm" svg:height="1.673cm" svg:x="11.967cm" svg:y="5.541cm">
          <draw:text-box>
            <text:p><text:span text:style-name="T10">Se o props.double for verdade, adiciona-se o CSS</text:span></text:p>
            <text:p><text:span text:style-name="T10">à “class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22" draw:text-style-name="P7" draw:layer="layout" svg:width="15.914cm" svg:height="9.494cm" svg:x="2.492cm" svg:y="5.328cm">
          <draw:text-box>
            <text:p><text:span text:style-name="T11"><text:s text:c="4"/></text:span><text:span text:style-name="T11">setPosition(position){</text:span></text:p>
            <text:p><text:span text:style-name="T11"><text:s text:c="8"/></text:span><text:span text:style-name="T13">let</text:span><text:span text:style-name="T11"> i </text:span><text:span text:style-name="T14">=</text:span><text:span text:style-name="T11"> </text:span><text:span text:style-name="T13">this</text:span><text:span text:style-name="T11">.state.i</text:span></text:p>
            <text:p><text:span text:style-name="T11"><text:s text:c="8"/></text:span><text:span text:style-name="T13">let</text:span><text:span text:style-name="T11"> j </text:span><text:span text:style-name="T14">=</text:span><text:span text:style-name="T11"> </text:span><text:span text:style-name="T13">this</text:span><text:span text:style-name="T11">.state.j</text:span></text:p>
            <text:p><text:span text:style-name="T11"><text:s text:c="8"/></text:span><text:span text:style-name="T13">if</text:span><text:span text:style-name="T11">(position </text:span><text:span text:style-name="T14">===</text:span><text:span text:style-name="T11"> </text:span><text:span text:style-name="T23">'UP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DOWN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LEF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RIGH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this</text:span><text:span text:style-name="T11">.setState({i,j})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7" draw:text-style-name="P7" draw:layer="layout" svg:width="15.914cm" svg:height="5.228cm" svg:x="2.492cm" svg:y="5.828cm">
          <draw:text-box>
            <text:p><text:span text:style-name="T11"><text:s text:c="4"/></text:span><text:span text:style-name="T11">constructor(props){</text:span></text:p>
            <text:p><text:span text:style-name="T11"><text:s text:c="8"/></text:span><text:span text:style-name="T13">super</text:span><text:span text:style-name="T11">(props)</text:span></text:p>
            <text:p><text:span text:style-name="T11"><text:s text:c="8"/></text:span><text:span text:style-name="T13">this</text:span><text:span text:style-name="T11">.state </text:span><text:span text:style-name="T14">=</text:span><text:span text:style-name="T11"> {i</text:span><text:span text:style-name="T14">:5</text:span><text:span text:style-name="T11">,j</text:span><text:span text:style-name="T14">:10</text:span><text:span text:style-name="T11">}</text:span></text:p>
            <text:p><text:span text:style-name="T11"/></text:p>
            <text:p><text:span text:style-name="T11"><text:s text:c="8"/></text:span><text:span text:style-name="T13">this</text:span><text:span text:style-name="T11">.setPosition </text:span><text:span text:style-name="T14">=</text:span><text:span text:style-name="T11"> </text:span><text:span text:style-name="T13">this</text:span><text:span text:style-name="T11">.setPosition.bind(</text:span><text:span text:style-name="T13">this</text:span><text:span text:style-name="T11">)</text:span></text:p>
            <text:p><text:span text:style-name="T11"/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22" draw:text-style-name="P7" draw:layer="layout" svg:width="15.914cm" svg:height="9.494cm" svg:x="2.392cm" svg:y="5.428cm">
          <draw:text-box>
            <text:p><text:span text:style-name="T11"><text:s text:c="4"/></text:span><text:span text:style-name="T11">drawMatrix(){</text:span></text:p>
            <text:p><text:span text:style-name="T11"><text:s text:c="8"/></text:span><text:span text:style-name="T13">let</text:span><text:span text:style-name="T11"> out </text:span><text:span text:style-name="T14">=</text:span><text:span text:style-name="T11"> </text:span><text:span text:style-name="T23">''</text:span></text:p>
            <text:p><text:span text:style-name="T11"><text:s text:c="8"/></text:span><text:span text:style-name="T13">for</text:span><text:span text:style-name="T11"> (</text:span><text:span text:style-name="T13">let</text:span><text:span text:style-name="T11"> i </text:span><text:span text:style-name="T14">=</text:span><text:span text:style-name="T11"> </text:span><text:span text:style-name="T14">0</text:span><text:span text:style-name="T11">; i </text:span><text:span text:style-name="T14">&lt;</text:span><text:span text:style-name="T11"> </text:span><text:span text:style-name="T14">14</text:span><text:span text:style-name="T11">; i</text:span><text:span text:style-name="T14">++</text:span><text:span text:style-name="T11">) {</text:span></text:p>
            <text:p><text:span text:style-name="T11"><text:s text:c="12"/></text:span><text:span text:style-name="T13">for</text:span><text:span text:style-name="T11">(</text:span><text:span text:style-name="T13">let</text:span><text:span text:style-name="T11"> j </text:span><text:span text:style-name="T14">=</text:span><text:span text:style-name="T11"> </text:span><text:span text:style-name="T14">0</text:span><text:span text:style-name="T11">; j </text:span><text:span text:style-name="T14">&lt;</text:span><text:span text:style-name="T11"> </text:span><text:span text:style-name="T14">14</text:span><text:span text:style-name="T11">; j</text:span><text:span text:style-name="T14">++</text:span><text:span text:style-name="T11">){</text:span></text:p>
            <text:p><text:span text:style-name="T11"><text:s text:c="16"/></text:span><text:span text:style-name="T13">if</text:span><text:span text:style-name="T11">(i </text:span><text:span text:style-name="T14">===</text:span><text:span text:style-name="T11"> </text:span><text:span text:style-name="T13">this</text:span><text:span text:style-name="T11">.state.i </text:span><text:span text:style-name="T14">&amp;&amp;</text:span><text:span text:style-name="T11"> j </text:span><text:span text:style-name="T14">===</text:span><text:span text:style-name="T11"> </text:span><text:span text:style-name="T13">this</text:span><text:span text:style-name="T11">.state.j)</text:span></text:p>
            <text:p><text:span text:style-name="T11"><text:s text:c="20"/></text:span><text:span text:style-name="T11">out</text:span><text:span text:style-name="T14">+=</text:span><text:span text:style-name="T23">'[O]'</text:span></text:p>
            <text:p><text:span text:style-name="T11"><text:s text:c="16"/></text:span><text:span text:style-name="T13">else</text:span></text:p>
            <text:p><text:span text:style-name="T11"><text:s text:c="20"/></text:span><text:span text:style-name="T11">out</text:span><text:span text:style-name="T14">+=</text:span><text:span text:style-name="T23">'[X]'</text:span></text:p>
            <text:p><text:span text:style-name="T11"><text:s text:c="12"/></text:span><text:span text:style-name="T11">}</text:span></text:p>
            <text:p><text:span text:style-name="T11"><text:s text:c="12"/>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return</text:span><text:span text:style-name="T11"> out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10" draw:text-style-name="P7" draw:layer="layout" svg:width="21.305cm" svg:height="8.072cm" svg:x="1.992cm" svg:y="5.428cm">
          <draw:text-box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robo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13">this</text:span><text:span text:style-name="T11">.drawMatrix()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UP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LEFT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RIGHT'</text:span><text:span text:style-name="T11"> click</text:span><text:span text:style-name="T14">=</text:span><text:span text:style-name="T11">{</text:span><text:span text:style-name="T13">this</text:span><text:span text:style-name="T11">.setPosition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DOWN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rojeto Calculado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4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13" draw:text-style-name="P7" draw:layer="layout" svg:width="17.831cm" svg:height="8.783cm" svg:x="2.454cm" svg:y="6.174cm">
          <draw:text-box>
            <text:p><text:span text:style-name="T13">import</text:span><text:span text:style-name="T11"> React,{Component} from </text:span><text:span text:style-name="T23">'react'</text:span></text:p>
            <text:p><text:span text:style-name="T13">import</text:span><text:span text:style-name="T11"> </text:span><text:span text:style-name="T23">'./Calculator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calculator'</text:span><text:span text:style-name="T14">&gt;</text:span></text:p>
            <text:p><text:span text:style-name="T11"><text:s text:c="16"/></text:span><text:span text:style-name="T11">teste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8" draw:text-style-name="P7" draw:layer="layout" svg:width="21.742cm" svg:height="5.939cm" svg:x="2.837cm" svg:y="5.599cm">
          <draw:text-box>
            <text:p><text:span text:style-name="T11">.calculator {</text:span></text:p>
            <text:p><text:span text:style-name="T11"><text:s text:c="4"/></text:span><text:span text:style-name="T11">height</text:span><text:span text:style-name="T14">:</text:span><text:span text:style-name="T11"> </text:span><text:span text:style-name="T14">320</text:span><text:span text:style-name="T11">px;</text:span></text:p>
            <text:p><text:span text:style-name="T11"><text:s text:c="4"/></text:span><text:span text:style-name="T11">width</text:span><text:span text:style-name="T14">:</text:span><text:span text:style-name="T11"> </text:span><text:span text:style-name="T14">235</text:span><text:span text:style-name="T11">px;</text:span></text:p>
            <text:p><text:span text:style-name="T11"><text:s text:c="4"/></text:span><text:span text:style-name="T11">border</text:span><text:span text:style-name="T14">-</text:span><text:span text:style-name="T11">radius</text:span><text:span text:style-name="T14">:</text:span><text:span text:style-name="T11"> </text:span><text:span text:style-name="T14">5</text:span><text:span text:style-name="T11">px; </text:span><text:span text:style-name="T16">/* arredondamento na bordas */</text:span></text:p>
            <text:p><text:span text:style-name="T11"><text:s text:c="4"/></text:span><text:span text:style-name="T11">overflow</text:span><text:span text:style-name="T14">:</text:span><text:span text:style-name="T11"> hidden; </text:span><text:span text:style-name="T16">/*https://www.w3schools.com/css/css_overflow.asp*/</text:span></text:p>
            <text:p><text:span text:style-name="T11"><text:s text:c="4"/></text:span><text:span text:style-name="T11">background</text:span><text:span text:style-name="T14">-</text:span><text:span text:style-name="T11">color</text:span><text:span text:style-name="T14">:</text:span><text:span text:style-name="T11"> red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23" draw:text-style-name="P13" draw:layer="layout" svg:width="21.205cm" svg:height="9.257cm" svg:x="2.032cm" svg:y="5.637cm">
          <draw:text-box>
            <text:p><text:span text:style-name="T37">@font</text:span><text:span text:style-name="T38">-</text:span><text:span text:style-name="T37">face {</text:span></text:p>
            <text:p><text:span text:style-name="T37"><text:s text:c="2"/></text:span><text:span text:style-name="T37">font</text:span><text:span text:style-name="T38">-</text:span><text:span text:style-name="T37">family</text:span><text:span text:style-name="T38">:</text:span><text:span text:style-name="T37"> </text:span><text:span text:style-name="T39">'RobotoMono'</text:span><text:span text:style-name="T37">; </text:span><text:span text:style-name="T40">/* nome qualquer */</text:span></text:p>
            <text:p><text:span text:style-name="T37"><text:s text:c="2"/></text:span><text:span text:style-name="T37">src</text:span><text:span text:style-name="T38">:</text:span><text:span text:style-name="T37"> url(</text:span><text:span text:style-name="T39">'./fonts/RobotoMono-Thin.ttf'</text:span><text:span text:style-name="T37">); </text:span><text:span text:style-name="T40">/* onde está a fonte */</text:span></text:p>
            <text:p><text:span text:style-name="T37">} </text:span><text:span text:style-name="T40">/* https://developer.mozilla.org/pt-BR/docs/Web/CSS/@font-face */</text:span></text:p>
            <text:p><text:span text:style-name="T37"/></text:p>
            <text:p><text:span text:style-name="T38">*</text:span><text:span text:style-name="T37"> {</text:span></text:p>
            <text:p><text:span text:style-name="T37"><text:s text:c="2"/></text:span><text:span text:style-name="T37">font</text:span><text:span text:style-name="T38">-</text:span><text:span text:style-name="T37">family</text:span><text:span text:style-name="T38">:</text:span><text:span text:style-name="T37"> </text:span><text:span text:style-name="T39">'RobotoMono'</text:span><text:span text:style-name="T37">, monospace;</text:span></text:p>
            <text:p><text:span text:style-name="T37">} </text:span><text:span text:style-name="T40">/* define que todas as classes usarão essa fonte */</text:span></text:p>
            <text:p><text:span text:style-name="T37"/></text:p>
            <text:p><text:span text:style-name="T37">body {</text:span></text:p>
            <text:p><text:span text:style-name="T37"><text:s text:c="2"/></text:span><text:span text:style-name="T37">display</text:span><text:span text:style-name="T38">:</text:span><text:span text:style-name="T37"> flex; </text:span><text:span text:style-name="T40">/* https://www.w3schools.com/css/css3_flexbox.asp */</text:span></text:p>
            <text:p><text:span text:style-name="T37"><text:s text:c="2"/></text:span><text:span text:style-name="T37">height</text:span><text:span text:style-name="T38">:</text:span><text:span text:style-name="T37"> </text:span><text:span text:style-name="T38">100</text:span><text:span text:style-name="T37">vh; </text:span><text:span text:style-name="T40">/* vh-&gt; 1/100 da altura do navegador */</text:span></text:p>
            <text:p><text:span text:style-name="T37"><text:s text:c="2"/></text:span><text:span text:style-name="T37">justify</text:span><text:span text:style-name="T38">-</text:span><text:span text:style-name="T37">content</text:span><text:span text:style-name="T38">:</text:span><text:span text:style-name="T37"> center;</text:span></text:p>
            <text:p><text:span text:style-name="T37"><text:s text:c="2"/></text:span><text:span text:style-name="T37">align</text:span><text:span text:style-name="T38">-</text:span><text:span text:style-name="T37">items</text:span><text:span text:style-name="T38">:</text:span><text:span text:style-name="T37"> center;</text:span></text:p>
            <text:p><text:span text:style-name="T37"><text:s text:c="2"/></text:span><text:span text:style-name="T37">text</text:span><text:span text:style-name="T38">-</text:span><text:span text:style-name="T37">align</text:span><text:span text:style-name="T38">:</text:span><text:span text:style-name="T37"> center;</text:span></text:p>
            <text:p><text:span text:style-name="T37"/></text:p>
            <text:p><text:span text:style-name="T37"><text:s text:c="2"/></text:span><text:span text:style-name="T37">color</text:span><text:span text:style-name="T38">:</text:span><text:span text:style-name="T37"> #fff;</text:span></text:p>
            <text:p><text:span text:style-name="T37"><text:s text:c="2"/></text:span><text:span text:style-name="T37">background</text:span><text:span text:style-name="T38">-</text:span><text:span text:style-name="T37">color</text:span><text:span text:style-name="T38">:</text:span><text:span text:style-name="T37"> #c0c0c0;</text:span></text:p>
            <text:p><text:span text:style-name="T3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3" draw:text-style-name="P7" draw:layer="layout" svg:width="15.951cm" svg:height="8.783cm" svg:x="2.646cm" svg:y="5.522cm">
          <draw:text-box>
            <text:p><text:span text:style-name="T13">import</text:span><text:span text:style-name="T11"> React from </text:span><text:span text:style-name="T23">'react'</text:span><text:span text:style-name="T11">;</text:span></text:p>
            <text:p><text:span text:style-name="T13">import</text:span><text:span text:style-name="T11"> ReactDOM from </text:span><text:span text:style-name="T23">'react-dom'</text:span><text:span text:style-name="T11">;</text:span></text:p>
            <text:p><text:span text:style-name="T13">import</text:span><text:span text:style-name="T11"> </text:span><text:span text:style-name="T23">'./index.css'</text:span><text:span text:style-name="T11">;</text:span></text:p>
            <text:p><text:span text:style-name="T13">import</text:span><text:span text:style-name="T11"> Calculator from </text:span><text:span text:style-name="T23">'./main/Calculator'</text:span><text:span text:style-name="T11">;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3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Calculator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Calculator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2</text:span></text:p>
            <text:p><text:span text:style-name="T36">Criando os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24" draw:text-style-name="P7" draw:layer="layout" svg:width="20.055cm" svg:height="3.806cm" svg:x="2.377cm" svg:y="5.867cm">
          <draw:text-box>
            <text:p><text:span text:style-name="T13">import</text:span><text:span text:style-name="T11"> React from </text:span><text:span text:style-name="T23">'react'</text:span></text:p>
            <text:p><text:span text:style-name="T13">import</text:span><text:span text:style-name="T11"> </text:span><text:span text:style-name="T23">'./Button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</text:span></text:p>
            <text:p><text:span text:style-name="T11"><text:s text:c="4"/></text:span><text:span text:style-name="T14">&lt;</text:span><text:span text:style-name="T11">button className</text:span><text:span text:style-name="T14">=</text:span><text:span text:style-name="T23">'button'</text:span><text:span text:style-name="T14">&gt;</text:span><text:span text:style-name="T11">{props.label}</text:span><text:span text:style-name="T14">&lt;</text:span><text:span text:style-name="T11">/butt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22" draw:text-style-name="P7" draw:layer="layout" svg:width="19.901cm" svg:height="9.494cm" svg:x="2.799cm" svg:y="5.397cm">
          <draw:text-box>
            <text:p><text:span text:style-name="T11">:</text:span><text:span text:style-name="T28">root</text:span><text:span text:style-name="T11"> {</text:span></text:p>
            <text:p><text:span text:style-name="T11"><text:s text:c="4"/></text:span><text:span text:style-name="T11">--bg-button: </text:span><text:span text:style-name="T14">#f0f0f0</text:span><text:span text:style-name="T11">;</text:span></text:p>
            <text:p><text:span text:style-name="T11"><text:s text:c="4"/></text:span><text:span text:style-name="T11">--border-button: </text:span><text:span text:style-name="T13">solid</text:span><text:span text:style-name="T11"> </text:span><text:span text:style-name="T14">1</text:span><text:span text:style-name="T15">px</text:span><text:span text:style-name="T11"> </text:span><text:span text:style-name="T14">#888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 {</text:span></text:p>
            <text:p><text:span text:style-name="T11"><text:s text:c="4"/></text:span><text:span text:style-name="T13">font-size</text:span><text:span text:style-name="T11">: </text:span><text:span text:style-name="T14">1.4</text:span><text:span text:style-name="T15">em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2">var</text:span><text:span text:style-name="T11">(</text:span><text:span text:style-name="T14">--</text:span><text:span text:style-name="T11">bg</text:span><text:span text:style-name="T14">-</text:span><text:span text:style-name="T11">button);</text:span></text:p>
            <text:p><text:span text:style-name="T11"><text:s text:c="4"/></text:span><text:span text:style-name="T13">border</text:span><text:span text:style-name="T11">: </text:span><text:span text:style-name="T13">none</text:span><text:span text:style-name="T11">;</text:span></text:p>
            <text:p><text:span text:style-name="T11"><text:s text:c="4"/></text:span><text:span text:style-name="T13">border-right</text:span><text:span text:style-name="T11">: <text:s/>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border-bottom</text:span><text:span text:style-name="T11">: 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outline</text:span><text:span text:style-name="T11">: </text:span><text:span text:style-name="T13">none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25" draw:text-style-name="P14" draw:layer="layout" svg:width="10.43cm" svg:height="12.027cm" svg:x="11.043cm" svg:y="3.273cm">
          <draw:text-box>
            <text:p><text:span text:style-name="T41">... <text:s text:c="2"/></text:span></text:p>
            <text:p><text:span text:style-name="T41"><text:s/></text:span><text:span text:style-name="T41">render(){</text:span></text:p>
            <text:p><text:span text:style-name="T41"><text:s text:c="8"/></text:span><text:span text:style-name="T42">return</text:span><text:span text:style-name="T41">(</text:span></text:p>
            <text:p><text:span text:style-name="T41"><text:s text:c="12"/></text:span><text:span text:style-name="T43">&lt;</text:span><text:span text:style-name="T41">div className</text:span><text:span text:style-name="T43">=</text:span><text:span text:style-name="T44">'calculator'</text:span><text:span text:style-name="T43">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AC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/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7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8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9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*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4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5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6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-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1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2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3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+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0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.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='</text:span><text:span text:style-name="T43">/&gt;</text:span></text:p>
            <text:p><text:span text:style-name="T41"><text:s text:c="12"/></text:span><text:span text:style-name="T43">&lt;</text:span><text:span text:style-name="T41">/div&gt;</text:span></text:p>
            <text:p><text:span text:style-name="T4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22" draw:text-style-name="P7" draw:layer="layout" svg:width="23.008cm" svg:height="9.494cm" svg:x="2.607cm" svg:y="5.445cm">
          <draw:text-box>
            <text:p><text:span text:style-name="T11">.</text:span><text:span text:style-name="T12">calculator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red</text:span><text:span text:style-name="T11">;</text:span></text:p>
            <text:p><text:span text:style-name="T11"/></text:p>
            <text:p><text:span text:style-name="T11"><text:s text:c="4"/></text:span><text:span text:style-name="T45">/*para o final*/</text:span></text:p>
            <text:p><text:span text:style-name="T46"><text:s text:c="4"/></text:span><text:span text:style-name="T47">display</text:span><text:span text:style-name="T46">: </text:span><text:span text:style-name="T47">grid</text:span><text:span text:style-name="T46">;</text:span></text:p>
            <text:p><text:span text:style-name="T46"><text:s text:c="4"/></text:span><text:span text:style-name="T47">grid-template-columns</text:span><text:span text:style-name="T46">: </text:span><text:span text:style-name="T48">repeat</text:span><text:span text:style-name="T46">(</text:span><text:span text:style-name="T49">4</text:span><text:span text:style-name="T46">,</text:span><text:span text:style-name="T49">25</text:span><text:span text:style-name="T50">%</text:span><text:span text:style-name="T46">);</text:span></text:p>
            <text:p><text:span text:style-name="T46"><text:s text:c="4"/></text:span><text:span text:style-name="T47">grid-template-rows</text:span><text:span text:style-name="T46">: </text:span><text:span text:style-name="T49">48</text:span><text:span text:style-name="T50">px</text:span><text:span text:style-name="T46"> </text:span><text:span text:style-name="T49">48</text:span><text:span text:style-name="T50">px</text:span><text:span text:style-name="T46"> </text:span><text:span text:style-name="T49">48</text:span><text:span text:style-name="T50">px</text:span><text:span text:style-name="T46"> </text:span><text:span text:style-name="T49">48</text:span><text:span text:style-name="T50">px</text:span><text:span text:style-name="T46"> </text:span><text:span text:style-name="T49">48</text:span><text:span text:style-name="T50">px</text:span><text:span text:style-name="T46"> </text:span><text:span text:style-name="T45">/*repeat(5,48px)*/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3</text:span></text:p>
            <text:p><text:span text:style-name="T36">Componente Displ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24" draw:text-style-name="P7" draw:layer="layout" svg:width="18.559cm" svg:height="3.806cm" svg:x="2.531cm" svg:y="5.637cm">
          <draw:text-box>
            <text:p><text:span text:style-name="T13">import</text:span><text:span text:style-name="T11"> React from </text:span><text:span text:style-name="T23">'react'</text:span></text:p>
            <text:p><text:span text:style-name="T13">import</text:span><text:span text:style-name="T11"> </text:span><text:span text:style-name="T23">'./Display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</text:span></text:p>
            <text:p><text:span text:style-name="T11"><text:s text:c="4"/></text:span><text:span text:style-name="T14">&lt;</text:span><text:span text:style-name="T11">div className</text:span><text:span text:style-name="T14">=</text:span><text:span text:style-name="T23">'display'</text:span><text:span text:style-name="T14">&gt;</text:span><text:span text:style-name="T11">{props.value}</text:span><text:span text:style-name="T14">&lt;</text:span><text:span text:style-name="T11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0" draw:text-style-name="P7" draw:layer="layout" svg:width="17.37cm" svg:height="8.072cm" svg:x="5.215cm" svg:y="6.059cm">
          <draw:text-box>
            <text:p><text:span text:style-name="T11">.</text:span><text:span text:style-name="T12">display</text:span><text:span text:style-name="T11"> {</text:span></text:p>
            <text:p><text:span text:style-name="T11"><text:s text:c="4"/></text:span><text:span text:style-name="T13">grid-column</text:span><text:span text:style-name="T11">: span </text:span><text:span text:style-name="T14">4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4">#0004</text:span><text:span text:style-name="T11">;</text:span></text:p>
            <text:p><text:span text:style-name="T11"/></text:p>
            <text:p><text:span text:style-name="T11"><text:s text:c="4"/></text:span><text:span text:style-name="T13">display</text:span><text:span text:style-name="T11">: </text:span><text:span text:style-name="T13">flex</text:span><text:span text:style-name="T11">;</text:span></text:p>
            <text:p><text:span text:style-name="T11"><text:s text:c="4"/></text:span><text:span text:style-name="T13">justify-content</text:span><text:span text:style-name="T11">: </text:span><text:span text:style-name="T13">flex-end</text:span><text:span text:style-name="T11">;</text:span></text:p>
            <text:p><text:span text:style-name="T11"><text:s text:c="4"/></text:span><text:span text:style-name="T13">align-items</text:span><text:span text:style-name="T11">: </text:span><text:span text:style-name="T13">center</text:span><text:span text:style-name="T11">;</text:span></text:p>
            <text:p><text:span text:style-name="T11"><text:s text:c="4"/></text:span><text:span text:style-name="T13">padding</text:span><text:span text:style-name="T11">: </text:span><text:span text:style-name="T14">20</text:span><text:span text:style-name="T15">px</text:span><text:span text:style-name="T11">;</text:span></text:p>
            <text:p><text:span text:style-name="T11"><text:s text:c="4"/></text:span><text:span text:style-name="T13">font-size</text:span><text:span text:style-name="T11">: </text:span><text:span text:style-name="T14">2.0</text:span><text:span text:style-name="T15">em</text:span><text:span text:style-name="T11">;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26" draw:text-style-name="P7" draw:layer="layout" svg:width="20.822cm" svg:height="2.384cm" svg:x="4.026cm" svg:y="5.982cm">
          <draw:text-box>
            <text:p><text:span text:style-name="T14">...</text:span></text:p>
            <text:p><text:span text:style-name="T13">grid-template-rows</text:span><text:span text:style-name="T14">:</text:span><text:span text:style-name="T11"> </text:span><text:span text:style-name="T47">1fr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6">/*repeat(5,48px)*/</text:span></text:p>
            <text:p><text:span text:style-name="T14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4</text:span></text:p>
            <text:p>Melhorando os Botõe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próximos passos são:</text:p>
                <text:list>
                  <text:list-item>
                    <text:p>criar estilos para diferentes tipos de botões (operações e dígitos)</text:p>
                  </text:list-item>
                  <text:list-item>
                    <text:p>capturar, via função interna, o botão clicado (seu la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27" draw:text-style-name="P13" draw:layer="layout" svg:width="9.816cm" svg:height="12.101cm" svg:x="10.238cm" svg:y="3.22cm">
          <draw:text-box>
            <text:p><text:span text:style-name="T37">.</text:span><text:span text:style-name="T51">button</text:span><text:span text:style-name="T37">:</text:span><text:span text:style-name="T52">active</text:span><text:span text:style-name="T37"> {</text:span></text:p>
            <text:p><text:span text:style-name="T37"><text:s text:c="4"/></text:span><text:span text:style-name="T53">background-color</text:span><text:span text:style-name="T37">: </text:span><text:span text:style-name="T38">#ccc</text:span><text:span text:style-name="T37">;</text:span></text:p>
            <text:p><text:span text:style-name="T37">}</text:span></text:p>
            <text:p><text:span text:style-name="T37"/></text:p>
            <text:p><text:span text:style-name="T40">/*remove outline pontilhado no firefox*/</text:span></text:p>
            <text:p><text:span text:style-name="T37">.</text:span><text:span text:style-name="T51">button</text:span><text:span text:style-name="T37">::</text:span><text:span text:style-name="T52">-moz-focus-inner</text:span><text:span text:style-name="T37"> {</text:span></text:p>
            <text:p><text:span text:style-name="T37"><text:s text:c="4"/></text:span><text:span text:style-name="T53">border</text:span><text:span text:style-name="T37">: </text:span><text:span text:style-name="T38">0</text:span><text:span text:style-name="T37">;</text:span></text:p>
            <text:p><text:span text:style-name="T37">}</text:span></text:p>
            <text:p><text:span text:style-name="T37"><text:s text:c="2"/></text:span></text:p>
            <text:p><text:span text:style-name="T37">.</text:span><text:span text:style-name="T51">button</text:span><text:span text:style-name="T37">.</text:span><text:span text:style-name="T51">double</text:span><text:span text:style-name="T37"> {</text:span></text:p>
            <text:p><text:span text:style-name="T37"><text:s text:c="4"/></text:span><text:span text:style-name="T53">grid-column</text:span><text:span text:style-name="T37">: span </text:span><text:span text:style-name="T38">2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51">button</text:span><text:span text:style-name="T37">.</text:span><text:span text:style-name="T51">triple</text:span><text:span text:style-name="T37"> {</text:span></text:p>
            <text:p><text:span text:style-name="T37"><text:s text:c="4"/></text:span><text:span text:style-name="T53">grid-column</text:span><text:span text:style-name="T37">: span </text:span><text:span text:style-name="T38">3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51">button</text:span><text:span text:style-name="T37">.</text:span><text:span text:style-name="T51">operation</text:span><text:span text:style-name="T37"> {</text:span></text:p>
            <text:p><text:span text:style-name="T37"><text:s text:c="4"/></text:span><text:span text:style-name="T53">background-color</text:span><text:span text:style-name="T37">: </text:span><text:span text:style-name="T38">#fa8231</text:span><text:span text:style-name="T37">;</text:span></text:p>
            <text:p><text:span text:style-name="T37"><text:s text:c="4"/></text:span><text:span text:style-name="T53">color</text:span><text:span text:style-name="T37">: </text:span><text:span text:style-name="T38">#fff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51">button</text:span><text:span text:style-name="T37">.</text:span><text:span text:style-name="T51">operation</text:span><text:span text:style-name="T37">:</text:span><text:span text:style-name="T52">active</text:span><text:span text:style-name="T37"> {</text:span></text:p>
            <text:p><text:span text:style-name="T37"><text:s text:c="4"/></text:span><text:span text:style-name="T53">background-color</text:span><text:span text:style-name="T37">: </text:span><text:span text:style-name="T38">#fa8231</text:span><text:span text:style-name="T37">cc;</text:span></text:p>
            <text:p><text:span text:style-name="T37"/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13" draw:text-style-name="P13" draw:layer="layout" svg:width="19.748cm" svg:height="8.783cm" svg:x="3.029cm" svg:y="5.867cm">
          <draw:text-box>
            <text:p><text:span text:style-name="T53">export</text:span><text:span text:style-name="T37"> </text:span><text:span text:style-name="T53">default</text:span><text:span text:style-name="T37"> props=&gt;{</text:span></text:p>
            <text:p><text:span text:style-name="T37"/></text:p>
            <text:p><text:span text:style-name="T37"><text:s text:c="4"/></text:span><text:span text:style-name="T40">/* escolhe a classe css de acordo com o que foi passado pelo props */</text:span></text:p>
            <text:p><text:span text:style-name="T37"><text:s text:c="4"/></text:span><text:span text:style-name="T53">let</text:span><text:span text:style-name="T37"> classes </text:span><text:span text:style-name="T38">=</text:span><text:span text:style-name="T37"> </text:span><text:span text:style-name="T39">'button '</text:span></text:p>
            <text:p><text:span text:style-name="T37"><text:s text:c="4"/></text:span><text:span text:style-name="T37">classes </text:span><text:span text:style-name="T38">+=</text:span><text:span text:style-name="T37"> props.operation </text:span><text:span text:style-name="T38">?</text:span><text:span text:style-name="T37"> </text:span><text:span text:style-name="T39">'operation'</text:span><text:span text:style-name="T38">:</text:span><text:span text:style-name="T39">''</text:span></text:p>
            <text:p><text:span text:style-name="T37"><text:s text:c="4"/></text:span><text:span text:style-name="T37">classes </text:span><text:span text:style-name="T38">+=</text:span><text:span text:style-name="T37"> props.</text:span><text:span text:style-name="T53">double</text:span><text:span text:style-name="T37"> </text:span><text:span text:style-name="T38">?</text:span><text:span text:style-name="T37"> </text:span><text:span text:style-name="T39">'double'</text:span><text:span text:style-name="T38">:</text:span><text:span text:style-name="T39">''</text:span></text:p>
            <text:p><text:span text:style-name="T37"><text:s text:c="4"/></text:span><text:span text:style-name="T37">classes </text:span><text:span text:style-name="T38">+=</text:span><text:span text:style-name="T37"> props.triple </text:span><text:span text:style-name="T38">?</text:span><text:span text:style-name="T37"> </text:span><text:span text:style-name="T39">'triple'</text:span><text:span text:style-name="T38">:</text:span><text:span text:style-name="T39">''</text:span></text:p>
            <text:p><text:span text:style-name="T37"/></text:p>
            <text:p><text:span text:style-name="T37"><text:s text:c="4"/></text:span><text:span text:style-name="T53">return</text:span><text:span text:style-name="T37"> (</text:span></text:p>
            <text:p><text:span text:style-name="T37"><text:s text:c="8"/></text:span><text:span text:style-name="T38">&lt;</text:span><text:span text:style-name="T37">button</text:span></text:p>
            <text:p><text:span text:style-name="T37"><text:s text:c="12"/></text:span><text:span text:style-name="T40">/* chama uma função click() vinda do pros */</text:span></text:p>
            <text:p><text:span text:style-name="T37"><text:s text:c="12"/></text:span><text:span text:style-name="T40">/* passa pra click() o valor do label do botão apertado */</text:span></text:p>
            <text:p><text:span text:style-name="T37"><text:s text:c="12"/></text:span><text:span text:style-name="T37">onClick</text:span><text:span text:style-name="T38">=</text:span><text:span text:style-name="T37">{()=&gt;props.click </text:span><text:span text:style-name="T38">&amp;&amp;</text:span><text:span text:style-name="T37"> props.click(props.label)} </text:span></text:p>
            <text:p><text:span text:style-name="T37"><text:s text:c="12"/></text:span><text:span text:style-name="T37">className</text:span><text:span text:style-name="T38">=</text:span><text:span text:style-name="T37">{classes}</text:span><text:span text:style-name="T38">&gt;</text:span><text:span text:style-name="T37"> <text:s text:c="3"/></text:span></text:p>
            <text:p><text:span text:style-name="T37"><text:s text:c="12"/></text:span><text:span text:style-name="T37">{props.label}</text:span></text:p>
            <text:p><text:span text:style-name="T37"><text:s text:c="8"/></text:span><text:span text:style-name="T38">&lt;</text:span><text:span text:style-name="T37">/button&gt;</text:span></text:p>
            <text:p><text:span text:style-name="T37"><text:s text:c="4"/></text:span><text:span text:style-name="T37">)</text:span></text:p>
            <text:p><text:span text:style-name="T3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Calculator.jsx</text:p>
              </text:list-item>
            </text:list>
          </draw:text-box>
        </draw:frame>
        <draw:frame draw:style-name="gr25" draw:text-style-name="P14" draw:layer="layout" svg:width="15.3cm" svg:height="12.027cm" svg:x="2.07cm" svg:y="3.068cm">
          <draw:text-box>
            <text:p><text:span text:style-name="T42">export</text:span><text:span text:style-name="T41"> </text:span><text:span text:style-name="T42">default</text:span><text:span text:style-name="T41"> </text:span><text:span text:style-name="T42">class</text:span><text:span text:style-name="T41"> Calculator </text:span><text:span text:style-name="T42">extends</text:span><text:span text:style-name="T41"> Component{</text:span></text:p>
            <text:p><text:span text:style-name="T41"/></text:p>
            <text:p><text:span text:style-name="T41"><text:s text:c="4"/></text:span><text:span text:style-name="T41">constructor(props){</text:span></text:p>
            <text:p><text:span text:style-name="T41"><text:s text:c="8"/></text:span><text:span text:style-name="T42">super</text:span><text:span text:style-name="T41">(props)</text:span></text:p>
            <text:p><text:span text:style-name="T41"/></text:p>
            <text:p><text:span text:style-name="T41"><text:s text:c="8"/></text:span><text:span text:style-name="T42">this</text:span><text:span text:style-name="T41">.clearMemory </text:span><text:span text:style-name="T43">=</text:span><text:span text:style-name="T41"> </text:span><text:span text:style-name="T42">this</text:span><text:span text:style-name="T41">.clearMemory.bind(</text:span><text:span text:style-name="T42">this</text:span><text:span text:style-name="T41">)</text:span></text:p>
            <text:p><text:span text:style-name="T41"><text:s text:c="8"/></text:span><text:span text:style-name="T42">this</text:span><text:span text:style-name="T41">.setOperation </text:span><text:span text:style-name="T43">=</text:span><text:span text:style-name="T41"> </text:span><text:span text:style-name="T42">this</text:span><text:span text:style-name="T41">.setOperation.bind(</text:span><text:span text:style-name="T42">this</text:span><text:span text:style-name="T41">)</text:span></text:p>
            <text:p><text:span text:style-name="T41"><text:s text:c="8"/></text:span><text:span text:style-name="T42">this</text:span><text:span text:style-name="T41">.addDigit </text:span><text:span text:style-name="T43">=</text:span><text:span text:style-name="T41"> </text:span><text:span text:style-name="T42">this</text:span><text:span text:style-name="T41">.addDigit.bind(</text:span><text:span text:style-name="T42">this</text:span><text:span text:style-name="T41">)</text:span></text:p>
            <text:p><text:span text:style-name="T41"/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clearMemory(){</text:span></text:p>
            <text:p><text:span text:style-name="T41"><text:s text:c="8"/></text:span><text:span text:style-name="T41">console.log(</text:span><text:span text:style-name="T44">'limpar'</text:span><text:span text:style-name="T41">)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setOperation(operation){</text:span></text:p>
            <text:p><text:span text:style-name="T41"><text:s text:c="8"/></text:span><text:span text:style-name="T41">console.log(</text:span><text:span text:style-name="T44">'operação: '</text:span><text:span text:style-name="T43">+</text:span><text:span text:style-name="T41">operation)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addDigit(n){</text:span></text:p>
            <text:p><text:span text:style-name="T41"><text:s text:c="8"/></text:span><text:span text:style-name="T41">console.log(</text:span><text:span text:style-name="T44">'dígito: '</text:span><text:span text:style-name="T43">+</text:span><text:span text:style-name="T41">n)</text:span></text:p>
            <text:p><text:span text:style-name="T41"><text:s text:c="4"/></text:span><text:span text:style-name="T41">}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Calculator.jsx</text:p>
              </text:list-item>
            </text:list>
          </draw:text-box>
        </draw:frame>
        <draw:frame draw:style-name="gr28" draw:text-style-name="P14" draw:layer="layout" svg:width="15.3cm" svg:height="13.051cm" svg:x="1.67cm" svg:y="2.068cm">
          <draw:text-box>
            <text:p><text:span text:style-name="T41">render(){</text:span></text:p>
            <text:p><text:span text:style-name="T41"><text:s text:c="8"/></text:span><text:span text:style-name="T42">return</text:span><text:span text:style-name="T41">(</text:span></text:p>
            <text:p><text:span text:style-name="T41"><text:s text:c="12"/></text:span><text:span text:style-name="T43">&lt;</text:span><text:span text:style-name="T41">div className</text:span><text:span text:style-name="T43">=</text:span><text:span text:style-name="T44">'calculator'</text:span><text:span text:style-name="T43">&gt;</text:span></text:p>
            <text:p><text:span text:style-name="T41"><text:s text:c="16"/></text:span><text:span text:style-name="T43">&lt;</text:span><text:span text:style-name="T41">Display value</text:span><text:span text:style-name="T43">=</text:span><text:span text:style-name="T44">'100'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AC'</text:span><text:span text:style-name="T41"> click</text:span><text:span text:style-name="T43">=</text:span><text:span text:style-name="T41">{</text:span><text:span text:style-name="T42">this</text:span><text:span text:style-name="T41">.clearMemory} triple</text:span><text:span text:style-name="T43">=</text:span><text:span text:style-name="T41">{</text:span><text:span text:style-name="T42">true</text:span><text:span text:style-name="T41">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/'</text:span><text:span text:style-name="T41"> click</text:span><text:span text:style-name="T43">=</text:span><text:span text:style-name="T41">{</text:span><text:span text:style-name="T42">this</text:span><text:span text:style-name="T41">.setOperation} operation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7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8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9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*'</text:span><text:span text:style-name="T41"> click</text:span><text:span text:style-name="T43">=</text:span><text:span text:style-name="T41">{</text:span><text:span text:style-name="T42">this</text:span><text:span text:style-name="T41">.setOperation} operation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4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5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6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-'</text:span><text:span text:style-name="T41"> click</text:span><text:span text:style-name="T43">=</text:span><text:span text:style-name="T41">{</text:span><text:span text:style-name="T42">this</text:span><text:span text:style-name="T41">.setOperation} operation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1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2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3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+'</text:span><text:span text:style-name="T41"> click</text:span><text:span text:style-name="T43">=</text:span><text:span text:style-name="T41">{</text:span><text:span text:style-name="T42">this</text:span><text:span text:style-name="T41">.setOperation} operation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0'</text:span><text:span text:style-name="T41"> click</text:span><text:span text:style-name="T43">=</text:span><text:span text:style-name="T41">{</text:span><text:span text:style-name="T42">this</text:span><text:span text:style-name="T41">.addDigit} </text:span><text:span text:style-name="T42">double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.'</text:span><text:span text:style-name="T41"> click</text:span><text:span text:style-name="T43">=</text:span><text:span text:style-name="T41">{</text:span><text:span text:style-name="T42">this</text:span><text:span text:style-name="T41">.addDigit}</text:span><text:span text:style-name="T43">/&gt;</text:span></text:p>
            <text:p><text:span text:style-name="T41"><text:s text:c="16"/></text:span><text:span text:style-name="T43">&lt;</text:span><text:span text:style-name="T41">Button label</text:span><text:span text:style-name="T43">=</text:span><text:span text:style-name="T44">'='</text:span><text:span text:style-name="T41"> click</text:span><text:span text:style-name="T43">=</text:span><text:span text:style-name="T41">{</text:span><text:span text:style-name="T42">this</text:span><text:span text:style-name="T41">.setOperation} operation</text:span><text:span text:style-name="T43">/&gt;</text:span></text:p>
            <text:p><text:span text:style-name="T41"><text:s text:c="12"/></text:span><text:span text:style-name="T43">&lt;</text:span><text:span text:style-name="T41">/div&gt;</text:span></text:p>
            <text:p><text:span text:style-name="T41"><text:s text:c="8"/></text:span><text:span text:style-name="T41">)</text:span></text:p>
            <text:p><text:span text:style-name="T41"><text:s text:c="4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5</text:span></text:p>
            <text:p><text:span text:style-name="T36">A lógica da função addDi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icialmente, em Calculadora.jsx, deve-se criar um objeto que armazene o estado inicial da aplicação.</text:p>
              </text:list-item>
            </text:list>
          </draw:text-box>
        </draw:frame>
        <draw:frame draw:style-name="gr10" draw:text-style-name="P7" draw:layer="layout" svg:width="16.144cm" svg:height="8.072cm" svg:x="9.279cm" svg:y="7.324cm">
          <draw:text-box>
            <text:p><text:span text:style-name="T11">...</text:span></text:p>
            <text:p><text:span text:style-name="T13">const</text:span><text:span text:style-name="T11"> initialState </text:span><text:span text:style-name="T14">=</text:span><text:span text:style-name="T11"> {</text:span></text:p>
            <text:p><text:span text:style-name="T11"><text:s text:c="4"/></text:span><text:span text:style-name="T11">displayValue</text:span><text:span text:style-name="T14">:</text:span><text:span text:style-name="T11"> </text:span><text:span text:style-name="T23">'0'</text:span><text:span text:style-name="T11">,</text:span></text:p>
            <text:p><text:span text:style-name="T11"><text:s text:c="4"/></text:span><text:span text:style-name="T11">clearDisplay</text:span><text:span text:style-name="T14">:</text:span><text:span text:style-name="T11"> </text:span><text:span text:style-name="T13">false</text:span><text:span text:style-name="T11">,</text:span></text:p>
            <text:p><text:span text:style-name="T11"><text:s text:c="4"/></text:span><text:span text:style-name="T11">operation</text:span><text:span text:style-name="T14">:</text:span><text:span text:style-name="T11"> </text:span><text:span text:style-name="T13">null</text:span><text:span text:style-name="T11">,</text:span></text:p>
            <text:p><text:span text:style-name="T11"><text:s text:c="4"/></text:span><text:span text:style-name="T11">values</text:span><text:span text:style-name="T14">:</text:span><text:span text:style-name="T11"> [</text:span><text:span text:style-name="T14">0</text:span><text:span text:style-name="T11">,</text:span><text:span text:style-name="T14">0</text:span><text:span text:style-name="T11">],</text:span></text:p>
            <text:p><text:span text:style-name="T11"><text:s text:c="4"/></text:span><text:span text:style-name="T11">current</text:span><text:span text:style-name="T14">:0</text:span></text:p>
            <text:p><text:span text:style-name="T11">}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9" draw:text-style-name="P7" draw:layer="layout" svg:width="17.409cm" svg:height="10.916cm" svg:x="0.767cm" svg:y="3.988cm">
          <draw:text-box>
            <text:p><text:span text:style-name="T11"><text:s text:c="2"/>…</text:span><text:span text:style-name="T11">.</text:span></text:p>
            <text:p><text:span text:style-name="T11"><text:s text:c="3"/></text:span><text:span text:style-name="T11">constructor(props){</text:span></text:p>
            <text:p><text:span text:style-name="T11"><text:s text:c="8"/></text:span><text:span text:style-name="T13">super</text:span><text:span text:style-name="T11">(props)</text:span></text:p>
            <text:p><text:span text:style-name="T11"/></text:p>
            <text:p><text:span text:style-name="T11"><text:s text:c="8"/></text:span><text:span text:style-name="T13">this</text:span><text:span text:style-name="T11">.clearMemory </text:span><text:span text:style-name="T14">=</text:span><text:span text:style-name="T11"> </text:span><text:span text:style-name="T13">this</text:span><text:span text:style-name="T11">.clearMemory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setOperation </text:span><text:span text:style-name="T14">=</text:span><text:span text:style-name="T11"> </text:span><text:span text:style-name="T13">this</text:span><text:span text:style-name="T11">.setOperation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addDigit </text:span><text:span text:style-name="T14">=</text:span><text:span text:style-name="T11"> </text:span><text:span text:style-name="T13">this</text:span><text:span text:style-name="T11">.addDigit.bind(</text:span><text:span text:style-name="T13">this</text:span><text:span text:style-name="T11">)</text:span></text:p>
            <text:p><text:span text:style-name="T11"/></text:p>
            <text:p><text:span text:style-name="T46"><text:s text:c="8"/></text:span><text:span text:style-name="T47">this</text:span><text:span text:style-name="T46">.state </text:span><text:span text:style-name="T49">=</text:span><text:span text:style-name="T46"> {...initialState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learMemory(){</text:span></text:p>
            <text:p><text:span text:style-name="T11"><text:s text:c="8"/></text:span><text:span text:style-name="T16">//console.log('limpar')</text:span></text:p>
            <text:p><text:span text:style-name="T46"><text:s text:c="8"/></text:span><text:span text:style-name="T47">this</text:span><text:span text:style-name="T46">.setState({...initialState})</text:span></text:p>
            <text:p><text:span text:style-name="T11"><text:s text:c="4"/></text:span><text:span text:style-name="T11">}</text:span></text:p>
          </draw:text-box>
        </draw:frame>
        <draw:frame draw:style-name="gr30" draw:text-style-name="P6" draw:layer="layout" svg:width="7.976cm" svg:height="3.095cm" svg:x="17.6cm" svg:y="5.867cm">
          <draw:text-box>
            <text:p><text:span text:style-name="T10">O construtor, função </text:span></text:p>
            <text:p><text:span text:style-name="T10">clearMemory e o render devem refletir o estado inicial da Calculadora</text:span></text:p>
          </draw:text-box>
        </draw:frame>
        <draw:line draw:style-name="gr5" draw:text-style-name="P4" draw:layer="layout" svg:x1="11.082cm" svg:y1="10.392cm" svg:x2="17.409cm" svg:y2="8.628cm">
          <text:p/>
        </draw:line>
        <draw:line draw:style-name="gr5" draw:text-style-name="P4" draw:layer="layout" svg:x1="11.197cm" svg:y1="13.575cm" svg:x2="17.6cm" svg:y2="8.962cm">
          <text:p/>
        </draw:line>
        <draw:frame draw:style-name="gr31" draw:text-style-name="P7" draw:layer="layout" svg:width="15.99cm" svg:height="4.517cm" svg:x="10.775cm" svg:y="11.313cm">
          <draw:text-box>
            <text:p><text:span text:style-name="T11">...</text:span></text:p>
            <text:p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calculator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47">this</text:span><text:span text:style-name="T46">.state.displayValue</text:span><text:span text:style-name="T11">}</text:span><text:span text:style-name="T14">/&gt;</text:span></text:p>
            <text:p><text:s text:c="8"/></text:p>
          </draw:text-box>
        </draw:frame>
        <draw:line draw:style-name="gr5" draw:text-style-name="P4" draw:layer="layout" svg:x1="17.102cm" svg:y1="12.501cm" svg:x2="17.83cm" svg:y2="9.127cm">
          <text:p/>
        </draw:lin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32" draw:text-style-name="P5" draw:layer="layout" svg:width="25.365cm" svg:height="11.537cm" svg:x="1.4cm" svg:y="3.257cm">
          <draw:text-box>
            <text:p><text:span text:style-name="T6">addDigit(n){</text:span></text:p>
            <text:p><text:span text:style-name="T6"><text:s text:c="8"/></text:span><text:span text:style-name="T54">//console.log('dígito: '+n)</text:span></text:p>
            <text:p><text:span text:style-name="T6"><text:s text:c="8"/></text:span><text:span text:style-name="T54">/* caso o display já tenha um número com ponto '.', essa regra</text:span></text:p>
            <text:p><text:span text:style-name="T54"><text:s text:c="8"/></text:span><text:span text:style-name="T54">impede que mais pontos sejam adicionados ao número */</text:span></text:p>
            <text:p><text:span text:style-name="T6"><text:s text:c="8"/></text:span><text:span text:style-name="T5">if</text:span><text:span text:style-name="T6">(n</text:span><text:span text:style-name="T8">===</text:span><text:span text:style-name="T7">'.'</text:span><text:span text:style-name="T6"> </text:span><text:span text:style-name="T8">&amp;&amp;</text:span><text:span text:style-name="T6"> </text:span><text:span text:style-name="T5">this</text:span><text:span text:style-name="T6">.state.displayValue.includes(</text:span><text:span text:style-name="T7">'.'</text:span><text:span text:style-name="T6">))</text:span></text:p>
            <text:p><text:span text:style-name="T6"><text:s text:c="12"/></text:span><text:span text:style-name="T5">return</text:span></text:p>
            <text:p><text:span text:style-name="T6"/></text:p>
            <text:p><text:span text:style-name="T6"><text:s text:c="8"/></text:span><text:span text:style-name="T54">/* clearDisplay será true caso o display tenha APENAS 0 ou o valor do</text:span></text:p>
            <text:p><text:span text:style-name="T54"><text:s text:c="10"/></text:span><text:span text:style-name="T54">state.clearDisplay for true */</text:span></text:p>
            <text:p><text:span text:style-name="T6"><text:s text:c="8"/></text:span><text:span text:style-name="T5">let</text:span><text:span text:style-name="T6"> clearDisplay </text:span><text:span text:style-name="T8">=</text:span><text:span text:style-name="T6"> </text:span><text:span text:style-name="T5">false</text:span></text:p>
            <text:p><text:span text:style-name="T6"><text:s text:c="8"/></text:span><text:span text:style-name="T5">if</text:span><text:span text:style-name="T6">(</text:span><text:span text:style-name="T5">this</text:span><text:span text:style-name="T6">.state.displayValue</text:span><text:span text:style-name="T8">===</text:span><text:span text:style-name="T7">'0'</text:span><text:span text:style-name="T6"> </text:span><text:span text:style-name="T8">||</text:span><text:span text:style-name="T6"> </text:span><text:span text:style-name="T5">this</text:span><text:span text:style-name="T6">.state.clearDisplay)</text:span></text:p>
            <text:p><text:span text:style-name="T6"><text:s text:c="12"/></text:span><text:span text:style-name="T6">clearDisplay </text:span><text:span text:style-name="T8">=</text:span><text:span text:style-name="T6"> </text:span><text:span text:style-name="T5">true</text:span></text:p>
            <text:p><text:span text:style-name="T6"><text:s text:c="8"/></text:span></text:p>
            <text:p><text:span text:style-name="T6"><text:s text:c="8"/></text:span><text:span text:style-name="T54">/* o currentValue <text:s/>vai depender do clearDisplay */</text:span></text:p>
            <text:p><text:span text:style-name="T6"><text:s text:c="8"/></text:span><text:span text:style-name="T5">let</text:span><text:span text:style-name="T6">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if</text:span><text:span text:style-name="T6">(clearDisplay)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else</text:span><text:span text:style-name="T6"> currentValue </text:span><text:span text:style-name="T8">=</text:span><text:span text:style-name="T6"> </text:span><text:span text:style-name="T5">this</text:span><text:span text:style-name="T6">.state.displayValue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32" draw:text-style-name="P5" draw:layer="layout" svg:width="26.074cm" svg:height="11.537cm" svg:x="1.189cm" svg:y="3.413cm">
          <draw:text-box>
            <text:p><text:span text:style-name="T6"><text:tab/></text:span><text:span text:style-name="T6">...</text:span></text:p>
            <text:p><text:span text:style-name="T6"><text:tab/></text:span><text:span text:style-name="T54">/* concatenando o currentValue com o que foi digitado */</text:span></text:p>
            <text:p><text:span text:style-name="T6"><text:s text:c="8"/></text:span><text:span text:style-name="T5">let</text:span><text:span text:style-name="T6"> displayValue </text:span><text:span text:style-name="T8">=</text:span><text:span text:style-name="T6"> currentValue </text:span><text:span text:style-name="T8">+</text:span><text:span text:style-name="T6"> n</text:span></text:p>
            <text:p><text:span text:style-name="T6"/></text:p>
            <text:p><text:span text:style-name="T6"><text:s text:c="8"/></text:span><text:span text:style-name="T54">/* atualizando o display. clearDisplay é falso para poder sempre</text:span></text:p>
            <text:p><text:span text:style-name="T54"><text:s text:c="8"/></text:span><text:span text:style-name="T54">concatenar com um novo digito */</text:span></text:p>
            <text:p><text:span text:style-name="T6"><text:s text:c="8"/></text:span><text:span text:style-name="T5">this</text:span><text:span text:style-name="T6">.setState({displayValue,clearDisplay</text:span><text:span text:style-name="T8">:</text:span><text:span text:style-name="T5">false</text:span><text:span text:style-name="T6">})</text:span></text:p>
            <text:p><text:span text:style-name="T6"/></text:p>
            <text:p><text:span text:style-name="T6"><text:s text:c="8"/></text:span><text:span text:style-name="T54">/* só é válido entrar aqui se for um digito */</text:span></text:p>
            <text:p><text:span text:style-name="T6"><text:s text:c="8"/></text:span><text:span text:style-name="T5">if</text:span><text:span text:style-name="T6">(n </text:span><text:span text:style-name="T8">!==</text:span><text:span text:style-name="T6"> </text:span><text:span text:style-name="T7">'.'</text:span><text:span text:style-name="T6">){</text:span></text:p>
            <text:p><text:span text:style-name="T6"><text:s text:c="12"/></text:span><text:span text:style-name="T5">const</text:span><text:span text:style-name="T6"> i </text:span><text:span text:style-name="T8">=</text:span><text:span text:style-name="T6"> </text:span><text:span text:style-name="T5">this</text:span><text:span text:style-name="T6">.state.current </text:span><text:span text:style-name="T54">//qual digito no array será trabalhado</text:span></text:p>
            <text:p><text:span text:style-name="T6"><text:s text:c="12"/></text:span><text:span text:style-name="T5">const</text:span><text:span text:style-name="T6"> newValue </text:span><text:span text:style-name="T8">=</text:span><text:span text:style-name="T6"> </text:span><text:span text:style-name="T5">parseFloat</text:span><text:span text:style-name="T6">(displayValue) </text:span><text:span text:style-name="T54">//transformando o display</text:span></text:p>
            <text:p><text:span text:style-name="T6"><text:s text:c="12"/></text:span><text:span text:style-name="T5">const</text:span><text:span text:style-name="T6"> values </text:span><text:span text:style-name="T8">=</text:span><text:span text:style-name="T6"> [...</text:span><text:span text:style-name="T5">this</text:span><text:span text:style-name="T6">.state.values] </text:span><text:span text:style-name="T54">//copiando os valores</text:span></text:p>
            <text:p><text:span text:style-name="T6"><text:s text:c="12"/></text:span><text:span text:style-name="T6">values[i] </text:span><text:span text:style-name="T8">=</text:span><text:span text:style-name="T6"> newValue </text:span><text:span text:style-name="T54">//colocando o valor dentro do array</text:span></text:p>
            <text:p><text:span text:style-name="T6"><text:s text:c="12"/></text:span><text:span text:style-name="T5">this</text:span><text:span text:style-name="T6">.setState({values}) </text:span><text:span text:style-name="T54">//atualizando o array</text:span></text:p>
            <text:p><text:span text:style-name="T6"><text:s text:c="12"/></text:span><text:span text:style-name="T6">console.log(values)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6</text:span></text:p>
            <text:p><text:span text:style-name="T36">A função setOp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33" draw:text-style-name="P7" draw:layer="layout" svg:width="19.25cm" svg:height="11.627cm" svg:x="0.958cm" svg:y="3.566cm">
          <draw:text-box>
            <text:p><text:span text:style-name="T11">setOperation(operation){</text:span></text:p>
            <text:p><text:span text:style-name="T11"/></text:p>
            <text:p><text:span text:style-name="T11"><text:s text:c="8"/></text:span><text:span text:style-name="T16">//console.log('operação: '+operation)</text:span></text:p>
            <text:p><text:span text:style-name="T11"><text:s text:c="8"/></text:span><text:span text:style-name="T13">if</text:span><text:span text:style-name="T11">(</text:span><text:span text:style-name="T13">this</text:span><text:span text:style-name="T11">.state.current </text:span><text:span text:style-name="T14">===</text:span><text:span text:style-name="T11"> </text:span><text:span text:style-name="T14">0</text:span><text:span text:style-name="T11">)</text:span></text:p>
            <text:p><text:span text:style-name="T11"><text:s text:c="12"/></text:span><text:span text:style-name="T16">// se eu ainda estiver no índice 0 do meu array de valores</text:span></text:p>
            <text:p><text:span text:style-name="T11"><text:s text:c="12"/></text:span><text:span text:style-name="T16">// devo apagar meu display e setar o índice para 1,</text:span></text:p>
            <text:p><text:span text:style-name="T11"><text:s text:c="12"/></text:span><text:span text:style-name="T16">// além de armazenar a operação</text:span></text:p>
            <text:p><text:span text:style-name="T11"><text:s text:c="12"/></text:span><text:span text:style-name="T13">this</text:span><text:span text:style-name="T11">.setState({operation,current</text:span><text:span text:style-name="T14">:1</text:span><text:span text:style-name="T11">,clearDisplay</text:span><text:span text:style-name="T14">:</text:span><text:span text:style-name="T13">true</text:span><text:span text:style-name="T11">})</text:span></text:p>
            <text:p><text:span text:style-name="T11"><text:s text:c="8"/></text:span><text:span text:style-name="T13">else</text:span><text:span text:style-name="T11">{</text:span></text:p>
            <text:p><text:span text:style-name="T11"><text:s text:c="12"/></text:span><text:span text:style-name="T13">let</text:span><text:span text:style-name="T11"> equals </text:span><text:span text:style-name="T14">=</text:span><text:span text:style-name="T11"> </text:span><text:span text:style-name="T13">false</text:span></text:p>
            <text:p><text:span text:style-name="T11"><text:s text:c="12"/></text:span><text:span text:style-name="T16">// se a opeção selecionada for o igual, seto a variável</text:span></text:p>
            <text:p><text:span text:style-name="T11"><text:s text:c="12"/></text:span><text:span text:style-name="T16">// equal pra true (eu finalizei o cálculo e devo mostrar algo)</text:span></text:p>
            <text:p><text:span text:style-name="T11"><text:s text:c="12"/></text:span><text:span text:style-name="T13">if</text:span><text:span text:style-name="T11">(operation </text:span><text:span text:style-name="T14">===</text:span><text:span text:style-name="T11"> </text:span><text:span text:style-name="T23">'='</text:span><text:span text:style-name="T11">)</text:span></text:p>
            <text:p><text:span text:style-name="T11"><text:s text:c="16"/></text:span><text:span text:style-name="T11">equals </text:span><text:span text:style-name="T14">=</text:span><text:span text:style-name="T11"> </text:span><text:span text:style-name="T13">true</text:span></text:p>
            <text:p><text:span text:style-name="T11"><text:s text:c="12"/></text:span><text:span text:style-name="T13">const</text:span><text:span text:style-name="T11"> currentOperation </text:span><text:span text:style-name="T14">=</text:span><text:span text:style-name="T11"> </text:span><text:span text:style-name="T13">this</text:span><text:span text:style-name="T11">.state.operation</text:span></text:p>
            <text:p><text:s text:c="4"/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22" draw:text-style-name="P7" draw:layer="layout" svg:width="23.89cm" svg:height="9.494cm" svg:x="1.878cm" svg:y="3.838cm">
          <draw:text-box>
            <text:p><text:span text:style-name="T11"><text:tab/></text:span><text:span text:style-name="T11"> <text:s text:c="4"/></text:span><text:span text:style-name="T16">// se forem uma das operações matemáticas abaixo, eu efetuo o </text:span></text:p>
            <text:p><text:span text:style-name="T11"><text:s text:c="12"/></text:span><text:span text:style-name="T16">// cálculo e armazeno no índice 0 e depois zero o índice 1</text:span></text:p>
            <text:p><text:span text:style-name="T11"><text:s text:c="12"/></text:span><text:span text:style-name="T13">const</text:span><text:span text:style-name="T11"> values </text:span><text:span text:style-name="T14">=</text:span><text:span text:style-name="T11"> [...</text:span><text:span text:style-name="T13">this</text:span><text:span text:style-name="T11">.state.values]</text:span></text:p>
            <text:p><text:span text:style-name="T11"><text:s text:c="12"/></text:span><text:span text:style-name="T13">if</text:span><text:span text:style-name="T11">(currentOperation </text:span><text:span text:style-name="T14">===</text:span><text:span text:style-name="T11"> </text:span><text:span text:style-name="T23">'+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+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-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-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*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*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/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/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/text:p>
            <text:p><text:span text:style-name="T11"><text:s text:c="12"/></text:span><text:span text:style-name="T11">values[</text:span><text:span text:style-name="T14">1</text:span><text:span text:style-name="T11">]</text:span><text:span text:style-name="T14">=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10" draw:text-style-name="P7" draw:layer="layout" svg:width="25.999cm" svg:height="8.072cm" svg:x="1.078cm" svg:y="4.238cm">
          <draw:text-box>
            <text:p><text:span text:style-name="T11"><text:tab/></text:span><text:span text:style-name="T11"> <text:s text:c="4"/></text:span><text:span text:style-name="T13">this</text:span><text:span text:style-name="T11">.setState({</text:span></text:p>
            <text:p><text:span text:style-name="T11"><text:s text:c="16"/></text:span><text:span text:style-name="T11">displayValue</text:span><text:span text:style-name="T14">:</text:span><text:span text:style-name="T11">values[</text:span><text:span text:style-name="T14">0</text:span><text:span text:style-name="T11">], </text:span><text:span text:style-name="T16">// mostre o valor do índice 0</text:span></text:p>
            <text:p><text:span text:style-name="T11"><text:s text:c="16"/></text:span><text:span text:style-name="T11">operation</text:span><text:span text:style-name="T14">:</text:span><text:span text:style-name="T11"> equals </text:span><text:span text:style-name="T14">?</text:span><text:span text:style-name="T11"> </text:span><text:span text:style-name="T13">null</text:span><text:span text:style-name="T11"> </text:span><text:span text:style-name="T14">:</text:span><text:span text:style-name="T11"> operation, </text:span><text:span text:style-name="T16">// se equal for verdadeiro, não tem operação</text:span></text:p>
            <text:p><text:span text:style-name="T11"><text:s text:c="16"/></text:span><text:span text:style-name="T11">current</text:span><text:span text:style-name="T14">:</text:span><text:span text:style-name="T11"> equals </text:span><text:span text:style-name="T14">?</text:span><text:span text:style-name="T11"> </text:span><text:span text:style-name="T14">0</text:span><text:span text:style-name="T11"> </text:span><text:span text:style-name="T14">:</text:span><text:span text:style-name="T11"> </text:span><text:span text:style-name="T14">1</text:span><text:span text:style-name="T11">, </text:span><text:span text:style-name="T16">// algum cálculo foi feito e deve-se voltar ao 0</text:span></text:p>
            <text:p><text:span text:style-name="T11"><text:s text:c="16"/></text:span><text:span text:style-name="T11">clearDisplay</text:span><text:span text:style-name="T14">:</text:span><text:span text:style-name="T11"> </text:span><text:span text:style-name="T14">!</text:span><text:span text:style-name="T11">equals, </text:span><text:span text:style-name="T16">// não limpa o display se o equals for true</text:span></text:p>
            <text:p><text:span text:style-name="T11"><text:s text:c="16"/></text:span><text:span text:style-name="T11">values </text:span><text:span text:style-name="T16">// copia novos valores</text:span></text:p>
            <text:p><text:span text:style-name="T11"><text:s text:c="12"/></text:span><text:span text:style-name="T11">})</text:span></text:p>
            <text:p><text:span text:style-name="T11"/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mplos baseados em:</text:p>
                <text:list>
                  <text:list-item>
                    <text:p><text:a xlink:href="https://github.com/cod3rcursos/curso-react-redux" xlink:type="simple">https://github.com/cod3rcursos/curso-react-redux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2H15M18S</meta:editing-duration>
    <meta:editing-cycles>262</meta:editing-cycles>
    <meta:generator>LibreOffice/6.0.7.3$Linux_X86_64 LibreOffice_project/00m0$Build-3</meta:generator>
    <dc:title>DNA</dc:title>
    <meta:initial-creator>Jefferson de Carvalho Silva</meta:initial-creator>
    <dc:date>2020-03-23T17:46:54.106897089</dc:date>
    <dc:creator>Jefferson de Carvalho Silva</dc:creator>
    <meta:document-statistic meta:object-count="325"/>
  </office:meta>
</office:document-meta>
</file>